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3mm"/>
    </style:style>
    <style:style style:name="co2" style:family="table-column">
      <style:table-column-properties fo:break-before="auto" style:column-width="28.61mm"/>
    </style:style>
    <style:style style:name="co3" style:family="table-column">
      <style:table-column-properties fo:break-before="auto" style:column-width="8.06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13.35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11.11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7.14mm"/>
    </style:style>
    <style:style style:name="co13" style:family="table-column">
      <style:table-column-properties fo:break-before="auto" style:column-width="15.08mm"/>
    </style:style>
    <style:style style:name="co14" style:family="table-column">
      <style:table-column-properties fo:break-before="auto" style:column-width="5.29mm"/>
    </style:style>
    <style:style style:name="co15" style:family="table-column">
      <style:table-column-properties fo:break-before="auto" style:column-width="6.09mm"/>
    </style:style>
    <style:style style:name="co16" style:family="table-column">
      <style:table-column-properties fo:break-before="auto" style:column-width="1.59mm"/>
    </style:style>
    <style:style style:name="co17" style:family="table-column">
      <style:table-column-properties fo:break-before="auto" style:column-width="19.84mm"/>
    </style:style>
    <style:style style:name="co18" style:family="table-column">
      <style:table-column-properties fo:break-before="auto" style:column-width="178.59mm"/>
    </style:style>
    <style:style style:name="co19" style:family="table-column">
      <style:table-column-properties fo:break-before="auto" style:column-width="23.2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3.4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13.16mm" fo:break-before="auto" style:use-optimal-row-height="false"/>
    </style:style>
    <style:style style:name="ro7" style:family="table-row">
      <style:table-row-properties style:row-height="7.88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03mm" fo:break-before="auto" style:use-optimal-row-height="false"/>
    </style:style>
    <style:style style:name="ro10" style:family="table-row">
      <style:table-row-properties style:row-height="5.7mm" fo:break-before="auto" style:use-optimal-row-height="false"/>
    </style:style>
    <style:style style:name="ro11" style:family="table-row">
      <style:table-row-properties style:row-height="0.26mm" fo:break-before="auto" style:use-optimal-row-height="false"/>
    </style:style>
    <style:style style:name="ro12" style:family="table-row">
      <style:table-row-properties style:row-height="2.12mm" fo:break-before="auto" style:use-optimal-row-height="false"/>
    </style:style>
    <style:style style:name="ro13" style:family="table-row">
      <style:table-row-properties style:row-height="6.61mm" fo:break-before="auto" style:use-optimal-row-height="false"/>
    </style:style>
    <style:style style:name="ro14" style:family="table-row">
      <style:table-row-properties style:row-height="6.83mm" fo:break-before="auto" style:use-optimal-row-height="false"/>
    </style:style>
    <style:style style:name="ro15" style:family="table-row">
      <style:table-row-properties style:row-height="10.8mm" fo:break-before="auto" style:use-optimal-row-height="false"/>
    </style:style>
    <style:style style:name="ro16" style:family="table-row">
      <style:table-row-properties style:row-height="15.03mm" fo:break-before="auto" style:use-optimal-row-height="false"/>
    </style:style>
    <style:style style:name="ro17" style:family="table-row">
      <style:table-row-properties style:row-height="4.18mm" fo:break-before="auto" style:use-optimal-row-height="false"/>
    </style:style>
    <style:style style:name="ro18" style:family="table-row">
      <style:table-row-properties style:row-height="9mm" fo:break-before="auto" style:use-optimal-row-height="false"/>
    </style:style>
    <style:style style:name="ro19" style:family="table-row">
      <style:table-row-properties style:row-height="13.18mm" fo:break-before="auto" style:use-optimal-row-height="false"/>
    </style:style>
    <style:style style:name="ro20" style:family="table-row">
      <style:table-row-properties style:row-height="11.64mm" fo:break-before="auto" style:use-optimal-row-height="false"/>
    </style:style>
    <style:style style:name="ro21" style:family="table-row">
      <style:table-row-properties style:row-height="2.52mm" fo:break-before="auto" style:use-optimal-row-height="false"/>
    </style:style>
    <style:style style:name="ro22" style:family="table-row">
      <style:table-row-properties style:row-height="8.15mm" fo:break-before="auto" style:use-optimal-row-height="false"/>
    </style:style>
    <style:style style:name="ro23" style:family="table-row">
      <style:table-row-properties style:row-height="5.96mm" fo:break-before="auto" style:use-optimal-row-height="false"/>
    </style:style>
    <style:style style:name="ro24" style:family="table-row">
      <style:table-row-properties style:row-height="15.56mm" fo:break-before="auto" style:use-optimal-row-height="false"/>
    </style:style>
    <style:style style:name="ro25" style:family="table-row">
      <style:table-row-properties style:row-height="9.21mm" fo:break-before="auto" style:use-optimal-row-height="false"/>
    </style:style>
    <style:style style:name="ro26" style:family="table-row">
      <style:table-row-properties style:row-height="2.98mm" fo:break-before="auto" style:use-optimal-row-height="false"/>
    </style:style>
    <style:style style:name="ro27" style:family="table-row">
      <style:table-row-properties style:row-height="8.73mm" fo:break-before="auto" style:use-optimal-row-height="false"/>
    </style:style>
    <style:style style:name="ro28" style:family="table-row">
      <style:table-row-properties style:row-height="17.41mm" fo:break-before="auto" style:use-optimal-row-height="false"/>
    </style:style>
    <style:style style:name="ro29" style:family="table-row">
      <style:table-row-properties style:row-height="144.46mm" fo:break-before="auto" style:use-optimal-row-height="false"/>
    </style:style>
    <style:style style:name="ro30" style:family="table-row">
      <style:table-row-properties style:row-height="55.3mm" fo:break-before="auto" style:use-optimal-row-height="false"/>
    </style:style>
    <style:style style:name="ro31" style:family="table-row">
      <style:table-row-properties style:row-height="25.81mm" fo:break-before="auto" style:use-optimal-row-height="false"/>
    </style:style>
    <style:style style:name="ro32" style:family="table-row">
      <style:table-row-properties style:row-height="20.06mm" fo:break-before="auto" style:use-optimal-row-height="false"/>
    </style:style>
    <style:style style:name="ro33" style:family="table-row">
      <style:table-row-properties style:row-height="0.86mm" fo:break-before="auto" style:use-optimal-row-height="false"/>
    </style:style>
    <style:style style:name="ro34" style:family="table-row">
      <style:table-row-properties style:row-height="56.69mm" fo:break-before="auto" style:use-optimal-row-height="false"/>
    </style:style>
    <style:style style:name="ro35" style:family="table-row">
      <style:table-row-properties style:row-height="14.76mm" fo:break-before="auto" style:use-optimal-row-height="false"/>
    </style:style>
    <style:style style:name="ro36" style:family="table-row">
      <style:table-row-properties style:row-height="5.03mm" fo:break-before="auto" style:use-optimal-row-height="false"/>
    </style:style>
    <style:style style:name="ro37" style:family="table-row">
      <style:table-row-properties style:row-height="6.95mm" fo:break-before="auto" style:use-optimal-row-height="false"/>
    </style:style>
    <style:style style:name="ro38" style:family="table-row">
      <style:table-row-properties style:row-height="99.8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40" style:family="table-cell" style:parent-style-name="Default" style:data-style-name="N0">
      <style:table-cell-properties fo:wrap-option="wrap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113">
      <style:table-cell-properties style:vertical-align="middle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0">
      <style:table-cell-properties style:vertical-align="middle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5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fo:background-color="#dedce6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ackground-color="#e8f2a1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4" style:family="table-cell" style:parent-style-name="Default" style:data-style-name="N0">
      <style:table-cell-properties fo:background-color="#bbe33d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5" style:family="table-cell" style:parent-style-name="Default" style:data-style-name="N0">
      <style:table-cell-properties fo:background-color="#ffb66c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0">
      <style:table-cell-properties fo:background-color="#ffd7d7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0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0">
      <style:table-cell-properties fo:background-color="#e8f2a1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0">
      <style:table-cell-properties fo:background-color="#bbe33d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0">
      <style:table-cell-properties fo:background-color="#ffb66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13">
      <style:table-cell-properties fo:background-color="#ffd7d7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113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113">
      <style:table-cell-properties fo:background-color="#e8f2a1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113">
      <style:table-cell-properties fo:background-color="#bbe33d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13">
      <style:table-cell-properties fo:background-color="#ffb66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0">
      <style:table-cell-properties fo:background-color="#ffd7d7" style:text-align-source="fix" style:repeat-content="false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0">
      <style:table-cell-properties fo:background-color="#e8f2a1" style:text-align-source="fix" style:repeat-content="false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0">
      <style:table-cell-properties fo:background-color="#bbe33d" style:text-align-source="fix" style:repeat-content="false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0">
      <style:table-cell-properties fo:background-color="#ffb66c" style:text-align-source="fix" style:repeat-content="false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">
      <style:table-cell-properties fo:background-color="#ffd7d7" style:text-align-source="fix" style:repeat-content="false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fo:background-color="#e8f2a1" style:text-align-source="fix" style:repeat-content="false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">
      <style:table-cell-properties fo:background-color="#bbe33d" style:text-align-source="fix" style:repeat-content="false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1">
      <style:table-cell-properties fo:background-color="#ffb66c" style:text-align-source="fix" style:repeat-content="false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ff0000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02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fo:background-color="#ffd7d7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dedce6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ackground-color="#e8f2a1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fo:background-color="#bbe33d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#ffb66c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order-bottom="0.06pt solid #b4b4b4" fo:background-color="#000000" fo:border-left="0.06pt solid #b4b4b4" fo:border-right="none" fo:border-top="0.06pt solid #b4b4b4"/>
    </style:style>
    <style:style style:name="ce5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color="#000000" fo:font-size="10pt" style:font-size-asian="10pt" style:font-size-complex="10pt"/>
    </style:style>
    <style:style style:name="ce37" style:family="table-cell" style:parent-style-name="Default" style:data-style-name="N0">
      <style:table-cell-properties fo:border-bottom="0.06pt solid #b4b4b4" fo:background-color="#000000" fo:border-left="none" fo:border-right="none" fo:border-top="0.06pt solid #b4b4b4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000000" fo:font-size="8pt" style:font-size-asian="8pt" style:font-size-complex="8pt"/>
    </style:style>
    <style:style style:name="ce47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mm"/>
      <style:text-properties fo:color="#000000" fo:font-size="8pt" style:font-size-asian="8pt" style:font-size-complex="8pt"/>
    </style:style>
    <style:style style:name="ce4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fo:color="#000000" fo:font-size="8pt" style:font-size-asian="8pt" style:font-size-complex="8pt"/>
    </style:style>
    <style:style style:name="ce39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top"/>
      <style:paragraph-properties fo:text-align="start" fo:margin-left="0mm"/>
      <style:text-properties fo:color="#ffffff" fo:font-size="8pt" style:font-size-asian="8pt" style:font-size-complex="8pt"/>
    </style:style>
    <style:style style:name="ce53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padding-bottom="0.35mm" fo:padding-left="0.35mm" fo:padding-right="0mm" fo:padding-top="0.35mm" fo:border-right="none" fo:border-top="0.06pt solid #000000" style:vertical-align="top"/>
      <style:paragraph-properties fo:text-align="end"/>
      <style:text-properties fo:color="#000000" fo:font-size="8pt" style:font-size-asian="8pt" style:font-size-complex="8pt"/>
    </style:style>
    <style:style style:name="ce54" style:family="table-cell" style:parent-style-name="Default" style:data-style-name="N100">
      <style:table-cell-properties fo:border-bottom="0.06pt solid #000000" fo:background-color="#000000" style:text-align-source="fix" style:repeat-content="false" fo:wrap-option="wrap" fo:border-left="0.06pt solid #000000" fo:padding-bottom="0.35mm" fo:padding-left="0.35mm" fo:padding-right="0mm" fo:padding-top="0.35mm" fo:border-right="none" fo:border-top="0.06pt solid #000000" style:vertical-align="top"/>
      <style:paragraph-properties fo:text-align="end"/>
      <style:text-properties fo:color="#ffffff" fo:font-size="8pt" style:font-size-asian="8pt" style:font-size-complex="8pt"/>
    </style:style>
    <style:style style:name="ce119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000000" fo:font-size="8pt" style:font-size-asian="8pt" style:font-size-complex="8pt"/>
    </style:style>
    <style:style style:name="ce120" style:family="table-cell" style:parent-style-name="Default" style:data-style-name="N108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08">
      <style:table-cell-properties fo:border-bottom="0.06pt solid #000000" fo:background-color="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ffffff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000000" fo:font-size="8pt" style:font-size-asian="8pt" style:font-size-complex="8pt"/>
    </style:style>
    <style:style style:name="ce38" style:family="table-cell" style:parent-style-name="Default" style:data-style-name="N0">
      <style:table-cell-properties fo:border-bottom="0.06pt solid #b4b4b4" fo:background-color="#000000" fo:border-left="none" fo:border-right="0.06pt solid #b4b4b4" fo:border-top="0.06pt solid #b4b4b4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cap_21" table:style-name="ta1">
        <table:table-column table:style-name="co1" table:default-cell-style-name="ce1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66"/>
        <table:table-column table:style-name="co6" table:default-cell-style-name="ce66"/>
        <table:table-column table:style-name="co7" table:default-cell-style-name="ce84"/>
        <table:table-column table:style-name="co8" table:number-columns-repeated="12" table:default-cell-style-name="ce99"/>
        <table:table-column table:style-name="co9" table:number-columns-repeated="100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40"/>
          <table:table-cell table:style-name="ce51" office:value-type="string" calcext:value-type="string" table:number-columns-spanned="18" table:number-rows-spanned="1">
            <text:p><text:s text:c="69"/>SITUATION MENSUELLE DE CHACUN <text:s text:c="7"/>EFFLUENTS ET DIGESTATS <text:s text:c="63"/>(évolution à venir suivant vos demandes et les possibilités techniques)</text:p>
          </table:table-cell>
          <table:covered-table-cell table:number-columns-repeated="2" table:style-name="ce60"/>
          <table:covered-table-cell table:number-columns-repeated="2" table:style-name="ce67"/>
          <table:covered-table-cell table:style-name="ce85"/>
          <table:covered-table-cell table:number-columns-repeated="12" table:style-name="ce100"/>
          <table:table-cell table:style-name="ce40" table:number-columns-repeated="1005"/>
        </table:table-row>
        <table:table-row table:style-name="ro3">
          <table:table-cell table:number-columns-repeated="1024"/>
        </table:table-row>
        <table:table-row table:style-name="ro4">
          <table:table-cell table:style-name="ce41"/>
          <table:table-cell table:style-name="ce55" office:value-type="string" calcext:value-type="string">
            <text:p>Exploitation</text:p>
          </table:table-cell>
          <table:table-cell table:style-name="ce55" office:value-type="string" calcext:value-type="string">
            <text:p>Code</text:p>
          </table:table-cell>
          <table:table-cell table:style-name="ce55"/>
          <table:table-cell table:style-name="ce68" office:value-type="string" calcext:value-type="string">
            <text:p>Engagement 100 %</text:p>
          </table:table-cell>
          <table:table-cell table:style-name="ce68" office:value-type="string" calcext:value-type="string">
            <text:p>% annnuel</text:p>
          </table:table-cell>
          <table:table-cell table:style-name="ce86" office:value-type="string" calcext:value-type="string">
            <text:p>Depuis 01/01</text:p>
          </table:table-cell>
          <table:table-cell table:style-name="ce101" office:value-type="string" calcext:value-type="string">
            <text:p>Janvier</text:p>
          </table:table-cell>
          <table:table-cell table:style-name="ce101" office:value-type="string" calcext:value-type="string">
            <text:p>Février</text:p>
          </table:table-cell>
          <table:table-cell table:style-name="ce101" office:value-type="string" calcext:value-type="string">
            <text:p>Mars</text:p>
          </table:table-cell>
          <table:table-cell table:style-name="ce101" office:value-type="string" calcext:value-type="string">
            <text:p>Avril</text:p>
          </table:table-cell>
          <table:table-cell table:style-name="ce101" office:value-type="string" calcext:value-type="string">
            <text:p>Mai</text:p>
          </table:table-cell>
          <table:table-cell table:style-name="ce101" office:value-type="string" calcext:value-type="string">
            <text:p>Juin</text:p>
          </table:table-cell>
          <table:table-cell table:style-name="ce101" office:value-type="string" calcext:value-type="string">
            <text:p>Juill</text:p>
          </table:table-cell>
          <table:table-cell table:style-name="ce101" office:value-type="string" calcext:value-type="string">
            <text:p>Aout</text:p>
          </table:table-cell>
          <table:table-cell table:style-name="ce101" office:value-type="string" calcext:value-type="string">
            <text:p>Sept</text:p>
          </table:table-cell>
          <table:table-cell table:style-name="ce101" office:value-type="string" calcext:value-type="string">
            <text:p>Oct</text:p>
          </table:table-cell>
          <table:table-cell table:style-name="ce101" office:value-type="string" calcext:value-type="string">
            <text:p>Nov</text:p>
          </table:table-cell>
          <table:table-cell table:style-name="ce101" office:value-type="string" calcext:value-type="string">
            <text:p>Déc</text:p>
          </table:table-cell>
          <table:table-cell table:style-name="ce41" table:number-columns-repeated="1005"/>
        </table:table-row>
        <table:table-row table:style-name="ro5">
          <table:table-cell table:style-name="ce42"/>
          <table:table-cell table:style-name="ce56" table:number-columns-repeated="3"/>
          <table:table-cell table:style-name="ce69"/>
          <table:table-cell table:style-name="ce69" office:value-type="percentage" office:value="0.7" calcext:value-type="percentage">
            <text:p>70,0%</text:p>
          </table:table-cell>
          <table:table-cell table:style-name="ce87"/>
          <table:table-cell table:style-name="ce102" table:formula="of:=[.$F$5]/12*1" office:value-type="percentage" office:value="0.0583333333333333" calcext:value-type="percentage">
            <text:p>5,8%</text:p>
          </table:table-cell>
          <table:table-cell table:style-name="ce102" table:formula="of:=[.$F$5]/12*2" office:value-type="percentage" office:value="0.116666666666667" calcext:value-type="percentage">
            <text:p>11,7%</text:p>
          </table:table-cell>
          <table:table-cell table:style-name="ce102" table:formula="of:=[.$F$5]/12*3" office:value-type="percentage" office:value="0.175" calcext:value-type="percentage">
            <text:p>17,5%</text:p>
          </table:table-cell>
          <table:table-cell table:style-name="ce102" table:formula="of:=[.$F$5]/12*4" office:value-type="percentage" office:value="0.233333333333333" calcext:value-type="percentage">
            <text:p>23,3%</text:p>
          </table:table-cell>
          <table:table-cell table:style-name="ce102" table:formula="of:=[.$F$5]/12*5" office:value-type="percentage" office:value="0.291666666666667" calcext:value-type="percentage">
            <text:p>29,2%</text:p>
          </table:table-cell>
          <table:table-cell table:style-name="ce102" table:formula="of:=[.$F$5]/12*6" office:value-type="percentage" office:value="0.35" calcext:value-type="percentage">
            <text:p>35,0%</text:p>
          </table:table-cell>
          <table:table-cell table:style-name="ce102" table:formula="of:=[.$F$5]/12*7" office:value-type="percentage" office:value="0.408333333333333" calcext:value-type="percentage">
            <text:p>40,8%</text:p>
          </table:table-cell>
          <table:table-cell table:style-name="ce102" table:formula="of:=[.$F$5]/12*8" office:value-type="percentage" office:value="0.466666666666667" calcext:value-type="percentage">
            <text:p>46,7%</text:p>
          </table:table-cell>
          <table:table-cell table:style-name="ce102" table:formula="of:=[.$F$5]/12*9" office:value-type="percentage" office:value="0.525" calcext:value-type="percentage">
            <text:p>52,5%</text:p>
          </table:table-cell>
          <table:table-cell table:style-name="ce102" table:formula="of:=[.$F$5]/12*10" office:value-type="percentage" office:value="0.583333333333333" calcext:value-type="percentage">
            <text:p>58,3%</text:p>
          </table:table-cell>
          <table:table-cell table:style-name="ce102" table:formula="of:=[.$F$5]/12*11" office:value-type="percentage" office:value="0.641666666666667" calcext:value-type="percentage">
            <text:p>64,2%</text:p>
          </table:table-cell>
          <table:table-cell table:style-name="ce102" table:formula="of:=[.$F$5]/12*12" office:value-type="percentage" office:value="0.7" calcext:value-type="percentage">
            <text:p>70,0%</text:p>
          </table:table-cell>
          <table:table-cell table:style-name="ce42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Val</text:p>
          </table:table-cell>
          <table:table-cell table:style-name="ce57" office:value-type="float" office:value="1" calcext:value-type="float">
            <text:p>1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6]/[.E6]" office:value-type="string" office:string-value="" calcext:value-type="error">
            <text:p>#DIV/0 !</text:p>
          </table:table-cell>
          <table:table-cell table:style-name="ce88" table:formula="of:=SUM([.H6:.S6])/1000" office:value-type="float" office:value="0" calcext:value-type="float">
            <text:p>0</text:p>
          </table:table-cell>
          <table:table-cell table:style-name="ce103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 office:value-type="float" office:value="300" calcext:value-type="float">
            <text:p>300</text:p>
          </table:table-cell>
          <table:table-cell table:style-name="ce78" table:formula="of:=[.G7]/[.E7]" office:value-type="percentage" office:value="0.221933333333333" calcext:value-type="percentage">
            <text:p>22,2%</text:p>
          </table:table-cell>
          <table:table-cell table:style-name="ce89" table:formula="of:=SUM([.H7:.S7])/1000" office:value-type="float" office:value="66.58" calcext:value-type="float">
            <text:p>67</text:p>
          </table:table-cell>
          <table:table-cell table:style-name="ce104" office:value-type="float" office:value="24360" calcext:value-type="float">
            <text:p>24360</text:p>
          </table:table-cell>
          <table:table-cell table:style-name="ce104" office:value-type="float" office:value="18640" calcext:value-type="float">
            <text:p>18640</text:p>
          </table:table-cell>
          <table:table-cell table:style-name="ce104" office:value-type="float" office:value="12360" calcext:value-type="float">
            <text:p>12360</text:p>
          </table:table-cell>
          <table:table-cell table:style-name="ce104" office:value-type="float" office:value="11220" calcext:value-type="float">
            <text:p>1122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 office:value-type="float" office:value="300" calcext:value-type="float">
            <text:p>300</text:p>
          </table:table-cell>
          <table:table-cell table:style-name="ce79" table:formula="of:=[.G8]/[.E8]" office:value-type="percentage" office:value="0" calcext:value-type="percentage">
            <text:p>0,0%</text:p>
          </table:table-cell>
          <table:table-cell table:style-name="ce90" table:formula="of:=SUM([.H8:.S8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9]/[.E9]" office:value-type="string" office:string-value="" calcext:value-type="error">
            <text:p>#DIV/0 !</text:p>
          </table:table-cell>
          <table:table-cell table:style-name="ce91" table:formula="of:=SUM([.H9:.S9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10]/[.E10]" office:value-type="string" office:string-value="" calcext:value-type="error">
            <text:p>#DIV/0 !</text:p>
          </table:table-cell>
          <table:table-cell table:style-name="ce92" table:formula="of:=SUM([.H10:.S10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Coxeux</text:p>
          </table:table-cell>
          <table:table-cell table:style-name="ce57" office:value-type="float" office:value="2" calcext:value-type="float">
            <text:p>2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12]/[.E12]" office:value-type="string" office:string-value="" calcext:value-type="error">
            <text:p>#VALEUR !</text:p>
          </table:table-cell>
          <table:table-cell table:style-name="ce94" table:formula="of:=SUM([.H12:.S12])/1000" office:value-type="float" office:value="0" calcext:value-type="float">
            <text:p>0</text:p>
          </table:table-cell>
          <table:table-cell table:style-name="ce103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13]/[.E13]" office:value-type="string" office:string-value="" calcext:value-type="error">
            <text:p>#VALEUR !</text:p>
          </table:table-cell>
          <table:table-cell table:style-name="ce89" table:formula="of:=SUM([.H13:.S13])/1000" office:value-type="float" office:value="84.66" calcext:value-type="float">
            <text:p>85</text:p>
          </table:table-cell>
          <table:table-cell table:style-name="ce104" office:value-type="float" office:value="22080" calcext:value-type="float">
            <text:p>22080</text:p>
          </table:table-cell>
          <table:table-cell table:style-name="ce104" office:value-type="float" office:value="19120" calcext:value-type="float">
            <text:p>19120</text:p>
          </table:table-cell>
          <table:table-cell table:style-name="ce104" office:value-type="float" office:value="23000" calcext:value-type="float">
            <text:p>23000</text:p>
          </table:table-cell>
          <table:table-cell table:style-name="ce104" office:value-type="float" office:value="20460" calcext:value-type="float">
            <text:p>2046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14]/[.E14]" office:value-type="string" office:string-value="" calcext:value-type="error">
            <text:p>#VALEUR !</text:p>
          </table:table-cell>
          <table:table-cell table:style-name="ce95" table:formula="of:=SUM([.H14:.S14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15]/[.E15]" office:value-type="string" office:string-value="" calcext:value-type="error">
            <text:p>#VALEUR !</text:p>
          </table:table-cell>
          <table:table-cell table:style-name="ce96" table:formula="of:=SUM([.H15:.S15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16]/[.E16]" office:value-type="string" office:string-value="" calcext:value-type="error">
            <text:p>#VALEUR !</text:p>
          </table:table-cell>
          <table:table-cell table:style-name="ce97" table:formula="of:=SUM([.H16:.S16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Avenue</text:p>
          </table:table-cell>
          <table:table-cell table:style-name="ce57" office:value-type="float" office:value="3" calcext:value-type="float">
            <text:p>3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18]/[.E18]" office:value-type="string" office:string-value="" calcext:value-type="error">
            <text:p>#VALEUR !</text:p>
          </table:table-cell>
          <table:table-cell table:style-name="ce94" table:formula="of:=SUM([.H18:.S18])/1000" office:value-type="float" office:value="84.88" calcext:value-type="float">
            <text:p>85</text:p>
          </table:table-cell>
          <table:table-cell table:style-name="ce103" office:value-type="float" office:value="21640" calcext:value-type="float">
            <text:p>21640</text:p>
          </table:table-cell>
          <table:table-cell table:style-name="ce103" office:value-type="float" office:value="25800" calcext:value-type="float">
            <text:p>25800</text:p>
          </table:table-cell>
          <table:table-cell table:style-name="ce103" office:value-type="float" office:value="14600" calcext:value-type="float">
            <text:p>14600</text:p>
          </table:table-cell>
          <table:table-cell table:style-name="ce103" office:value-type="float" office:value="22840" calcext:value-type="float">
            <text:p>22840</text:p>
          </table:table-cell>
          <table:table-cell table:style-name="ce103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19]/[.E19]" office:value-type="string" office:string-value="" calcext:value-type="error">
            <text:p>#VALEUR !</text:p>
          </table:table-cell>
          <table:table-cell table:style-name="ce89" table:formula="of:=SUM([.H19:.S19])/1000" office:value-type="float" office:value="58.28" calcext:value-type="float">
            <text:p>58</text:p>
          </table:table-cell>
          <table:table-cell table:style-name="ce104"/>
          <table:table-cell table:style-name="ce104" office:value-type="float" office:value="22500" calcext:value-type="float">
            <text:p>22500</text:p>
          </table:table-cell>
          <table:table-cell table:style-name="ce104" office:value-type="float" office:value="14780" calcext:value-type="float">
            <text:p>14780</text:p>
          </table:table-cell>
          <table:table-cell table:style-name="ce104" office:value-type="float" office:value="21000" calcext:value-type="float">
            <text:p>2100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20]/[.E20]" office:value-type="string" office:string-value="" calcext:value-type="error">
            <text:p>#VALEUR !</text:p>
          </table:table-cell>
          <table:table-cell table:style-name="ce95" table:formula="of:=SUM([.H20:.S20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21]/[.E21]" office:value-type="string" office:string-value="" calcext:value-type="error">
            <text:p>#VALEUR !</text:p>
          </table:table-cell>
          <table:table-cell table:style-name="ce96" table:formula="of:=SUM([.H21:.S21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22]/[.E22]" office:value-type="string" office:string-value="" calcext:value-type="error">
            <text:p>#VALEUR !</text:p>
          </table:table-cell>
          <table:table-cell table:style-name="ce97" table:formula="of:=SUM([.H22:.S22])/1000" office:value-type="float" office:value="28.76" calcext:value-type="float">
            <text:p>29</text:p>
          </table:table-cell>
          <table:table-cell table:style-name="ce107" office:value-type="float" office:value="28760" calcext:value-type="float">
            <text:p>28760</text:p>
          </table:table-cell>
          <table:table-cell table:style-name="ce107" table:number-columns-repeated="11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Riouville</text:p>
          </table:table-cell>
          <table:table-cell table:style-name="ce57" office:value-type="float" office:value="4" calcext:value-type="float">
            <text:p>4</text:p>
          </table:table-cell>
          <table:table-cell table:style-name="ce61" office:value-type="string" calcext:value-type="string">
            <text:p>fumier</text:p>
          </table:table-cell>
          <table:table-cell table:style-name="ce70" office:value-type="float" office:value="0" calcext:value-type="float">
            <text:p>0</text:p>
          </table:table-cell>
          <table:table-cell table:style-name="ce77" table:formula="of:=[.G24]/[.E24]" office:value-type="string" office:string-value="" calcext:value-type="error">
            <text:p>#VALEUR !</text:p>
          </table:table-cell>
          <table:table-cell table:style-name="ce94" table:formula="of:=SUM([.H24:.S24])/1000" office:value-type="float" office:value="0" calcext:value-type="float">
            <text:p>0</text:p>
          </table:table-cell>
          <table:table-cell table:style-name="ce103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Riouville</text:p>
          </table:table-cell>
          <table:table-cell table:style-name="ce57"/>
          <table:table-cell table:style-name="ce62" office:value-type="string" calcext:value-type="string">
            <text:p>fumier mou</text:p>
          </table:table-cell>
          <table:table-cell table:style-name="ce71" office:value-type="float" office:value="0" calcext:value-type="float">
            <text:p>0</text:p>
          </table:table-cell>
          <table:table-cell table:style-name="ce78" table:formula="of:=[.G25]/[.E25]" office:value-type="string" office:string-value="" calcext:value-type="error">
            <text:p>#VALEUR !</text:p>
          </table:table-cell>
          <table:table-cell table:style-name="ce89" table:formula="of:=SUM([.H25:.S25])/1000" office:value-type="float" office:value="0" calcext:value-type="float">
            <text:p>0</text:p>
          </table:table-cell>
          <table:table-cell table:style-name="ce104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Riouville</text:p>
          </table:table-cell>
          <table:table-cell table:style-name="ce57"/>
          <table:table-cell table:style-name="ce63" office:value-type="string" calcext:value-type="string">
            <text:p>lisier</text:p>
          </table:table-cell>
          <table:table-cell table:style-name="ce72" office:value-type="float" office:value="0" calcext:value-type="float">
            <text:p>0</text:p>
          </table:table-cell>
          <table:table-cell table:style-name="ce79" table:formula="of:=[.G26]/[.E26]" office:value-type="string" office:string-value="" calcext:value-type="error">
            <text:p>#VALEUR !</text:p>
          </table:table-cell>
          <table:table-cell table:style-name="ce95" table:formula="of:=SUM([.H26:.S26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Riouville</text:p>
          </table:table-cell>
          <table:table-cell table:style-name="ce57"/>
          <table:table-cell table:style-name="ce64" office:value-type="string" calcext:value-type="string">
            <text:p>ovin</text:p>
          </table:table-cell>
          <table:table-cell table:style-name="ce73"/>
          <table:table-cell table:style-name="ce80" table:formula="of:=[.G27]/[.E27]" office:value-type="string" office:string-value="" calcext:value-type="error">
            <text:p>#VALEUR !</text:p>
          </table:table-cell>
          <table:table-cell table:style-name="ce96" table:formula="of:=SUM([.H27:.S27])/1000" office:value-type="float" office:value="45.66" calcext:value-type="float">
            <text:p>46</text:p>
          </table:table-cell>
          <table:table-cell table:style-name="ce106" office:value-type="float" office:value="9500" calcext:value-type="float">
            <text:p>9500</text:p>
          </table:table-cell>
          <table:table-cell table:style-name="ce106" office:value-type="float" office:value="15500" calcext:value-type="float">
            <text:p>15500</text:p>
          </table:table-cell>
          <table:table-cell table:style-name="ce106" office:value-type="float" office:value="20660" calcext:value-type="float">
            <text:p>20660</text:p>
          </table:table-cell>
          <table:table-cell table:style-name="ce106" table:number-columns-repeated="9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28]/[.E28]" office:value-type="string" office:string-value="" calcext:value-type="error">
            <text:p>#VALEUR !</text:p>
          </table:table-cell>
          <table:table-cell table:style-name="ce97" table:formula="of:=SUM([.H28:.S28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Molpré</text:p>
          </table:table-cell>
          <table:table-cell table:style-name="ce57" office:value-type="float" office:value="5" calcext:value-type="float">
            <text:p>5</text:p>
          </table:table-cell>
          <table:table-cell table:style-name="ce61" office:value-type="string" calcext:value-type="string">
            <text:p>fumier</text:p>
          </table:table-cell>
          <table:table-cell table:style-name="ce70" office:value-type="float" office:value="0" calcext:value-type="float">
            <text:p>0</text:p>
          </table:table-cell>
          <table:table-cell table:style-name="ce77" table:formula="of:=[.G30]/[.E30]" office:value-type="string" office:string-value="" calcext:value-type="error">
            <text:p>#VALEUR !</text:p>
          </table:table-cell>
          <table:table-cell table:style-name="ce94" table:formula="of:=SUM([.H30:.S30])/1000" office:value-type="float" office:value="0" calcext:value-type="float">
            <text:p>0</text:p>
          </table:table-cell>
          <table:table-cell table:style-name="ce103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Molpré</text:p>
          </table:table-cell>
          <table:table-cell table:style-name="ce57"/>
          <table:table-cell table:style-name="ce62" office:value-type="string" calcext:value-type="string">
            <text:p>fumier mou</text:p>
          </table:table-cell>
          <table:table-cell table:style-name="ce71" office:value-type="float" office:value="0" calcext:value-type="float">
            <text:p>0</text:p>
          </table:table-cell>
          <table:table-cell table:style-name="ce78" table:formula="of:=[.G31]/[.E31]" office:value-type="string" office:string-value="" calcext:value-type="error">
            <text:p>#VALEUR !</text:p>
          </table:table-cell>
          <table:table-cell table:style-name="ce89" table:formula="of:=SUM([.H31:.S31])/1000" office:value-type="float" office:value="0" calcext:value-type="float">
            <text:p>0</text:p>
          </table:table-cell>
          <table:table-cell table:style-name="ce104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Molpré</text:p>
          </table:table-cell>
          <table:table-cell table:style-name="ce57"/>
          <table:table-cell table:style-name="ce63" office:value-type="string" calcext:value-type="string">
            <text:p>lisier</text:p>
          </table:table-cell>
          <table:table-cell table:style-name="ce72" office:value-type="float" office:value="0" calcext:value-type="float">
            <text:p>0</text:p>
          </table:table-cell>
          <table:table-cell table:style-name="ce79" table:formula="of:=[.G32]/[.E32]" office:value-type="string" office:string-value="" calcext:value-type="error">
            <text:p>#VALEUR !</text:p>
          </table:table-cell>
          <table:table-cell table:style-name="ce95" table:formula="of:=SUM([.H32:.S32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Molpré</text:p>
          </table:table-cell>
          <table:table-cell table:style-name="ce57"/>
          <table:table-cell table:style-name="ce64" office:value-type="string" calcext:value-type="string">
            <text:p>ovin</text:p>
          </table:table-cell>
          <table:table-cell table:style-name="ce73"/>
          <table:table-cell table:style-name="ce80" table:formula="of:=[.G33]/[.E33]" office:value-type="string" office:string-value="" calcext:value-type="error">
            <text:p>#VALEUR !</text:p>
          </table:table-cell>
          <table:table-cell table:style-name="ce96" table:formula="of:=SUM([.H33:.S33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34]/[.E34]" office:value-type="string" office:string-value="" calcext:value-type="error">
            <text:p>#VALEUR !</text:p>
          </table:table-cell>
          <table:table-cell table:style-name="ce97" table:formula="of:=SUM([.H34:.S34])/1000" office:value-type="float" office:value="28.4" calcext:value-type="float">
            <text:p>28</text:p>
          </table:table-cell>
          <table:table-cell table:style-name="ce107" office:value-type="float" office:value="28400" calcext:value-type="float">
            <text:p>28400</text:p>
          </table:table-cell>
          <table:table-cell table:style-name="ce107" table:number-columns-repeated="11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Salival</text:p>
          </table:table-cell>
          <table:table-cell table:style-name="ce57" office:value-type="float" office:value="6" calcext:value-type="float">
            <text:p>6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36]/[.E36]" office:value-type="string" office:string-value="" calcext:value-type="error">
            <text:p>#VALEUR !</text:p>
          </table:table-cell>
          <table:table-cell table:style-name="ce94" table:formula="of:=SUM([.H36:.S36])/1000" office:value-type="float" office:value="0" calcext:value-type="float">
            <text:p>0</text:p>
          </table:table-cell>
          <table:table-cell table:style-name="ce103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37]/[.E37]" office:value-type="string" office:string-value="" calcext:value-type="error">
            <text:p>#VALEUR !</text:p>
          </table:table-cell>
          <table:table-cell table:style-name="ce89" table:formula="of:=SUM([.H37:.S37])/1000" office:value-type="float" office:value="70.68" calcext:value-type="float">
            <text:p>71</text:p>
          </table:table-cell>
          <table:table-cell table:style-name="ce104" office:value-type="float" office:value="25300" calcext:value-type="float">
            <text:p>25300</text:p>
          </table:table-cell>
          <table:table-cell table:style-name="ce104"/>
          <table:table-cell table:style-name="ce104" office:value-type="float" office:value="20800" calcext:value-type="float">
            <text:p>20800</text:p>
          </table:table-cell>
          <table:table-cell table:style-name="ce104" office:value-type="float" office:value="24580" calcext:value-type="float">
            <text:p>2458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38]/[.E38]" office:value-type="string" office:string-value="" calcext:value-type="error">
            <text:p>#VALEUR !</text:p>
          </table:table-cell>
          <table:table-cell table:style-name="ce95" table:formula="of:=SUM([.H38:.S38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39]/[.E39]" office:value-type="string" office:string-value="" calcext:value-type="error">
            <text:p>#VALEUR !</text:p>
          </table:table-cell>
          <table:table-cell table:style-name="ce96" table:formula="of:=SUM([.H39:.S39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40]/[.E40]" office:value-type="string" office:string-value="" calcext:value-type="error">
            <text:p>#VALEUR !</text:p>
          </table:table-cell>
          <table:table-cell table:style-name="ce97" table:formula="of:=SUM([.H40:.S40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Chenevières</text:p>
          </table:table-cell>
          <table:table-cell table:style-name="ce57" office:value-type="float" office:value="7" calcext:value-type="float">
            <text:p>7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42]/[.E42]" office:value-type="string" office:string-value="" calcext:value-type="error">
            <text:p>#VALEUR !</text:p>
          </table:table-cell>
          <table:table-cell table:style-name="ce94" table:formula="of:=SUM([.H42:.S42])/1000" office:value-type="float" office:value="36.3" calcext:value-type="float">
            <text:p>36</text:p>
          </table:table-cell>
          <table:table-cell table:style-name="ce103" office:value-type="float" office:value="22000" calcext:value-type="float">
            <text:p>22000</text:p>
          </table:table-cell>
          <table:table-cell table:style-name="ce103" table:number-columns-repeated="2"/>
          <table:table-cell table:style-name="ce103" office:value-type="float" office:value="14300" calcext:value-type="float">
            <text:p>14300</text:p>
          </table:table-cell>
          <table:table-cell table:style-name="ce103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43]/[.E43]" office:value-type="string" office:string-value="" calcext:value-type="error">
            <text:p>#VALEUR !</text:p>
          </table:table-cell>
          <table:table-cell table:style-name="ce89" table:formula="of:=SUM([.H43:.S43])/1000" office:value-type="float" office:value="85.74" calcext:value-type="float">
            <text:p>86</text:p>
          </table:table-cell>
          <table:table-cell table:style-name="ce104" office:value-type="float" office:value="22700" calcext:value-type="float">
            <text:p>22700</text:p>
          </table:table-cell>
          <table:table-cell table:style-name="ce104" office:value-type="float" office:value="23180" calcext:value-type="float">
            <text:p>23180</text:p>
          </table:table-cell>
          <table:table-cell table:style-name="ce104" office:value-type="float" office:value="22760" calcext:value-type="float">
            <text:p>22760</text:p>
          </table:table-cell>
          <table:table-cell table:style-name="ce104" office:value-type="float" office:value="17100" calcext:value-type="float">
            <text:p>1710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44]/[.E44]" office:value-type="string" office:string-value="" calcext:value-type="error">
            <text:p>#VALEUR !</text:p>
          </table:table-cell>
          <table:table-cell table:style-name="ce95" table:formula="of:=SUM([.H44:.S44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45]/[.E45]" office:value-type="string" office:string-value="" calcext:value-type="error">
            <text:p>#VALEUR !</text:p>
          </table:table-cell>
          <table:table-cell table:style-name="ce96" table:formula="of:=SUM([.H45:.S45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46]/[.E46]" office:value-type="string" office:string-value="" calcext:value-type="error">
            <text:p>#VALEUR !</text:p>
          </table:table-cell>
          <table:table-cell table:style-name="ce97" table:formula="of:=SUM([.H46:.S46])/1000" office:value-type="float" office:value="51.64" calcext:value-type="float">
            <text:p>52</text:p>
          </table:table-cell>
          <table:table-cell table:style-name="ce107" office:value-type="float" office:value="43800" calcext:value-type="float">
            <text:p>43800</text:p>
          </table:table-cell>
          <table:table-cell table:style-name="ce107" office:value-type="float" office:value="7840" calcext:value-type="float">
            <text:p>7840</text:p>
          </table:table-cell>
          <table:table-cell table:style-name="ce107" table:number-columns-repeated="10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Rock and Cow</text:p>
          </table:table-cell>
          <table:table-cell table:style-name="ce57" office:value-type="float" office:value="8" calcext:value-type="float">
            <text:p>8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48]/[.E48]" office:value-type="string" office:string-value="" calcext:value-type="error">
            <text:p>#VALEUR !</text:p>
          </table:table-cell>
          <table:table-cell table:style-name="ce94" table:formula="of:=SUM([.H48:.S48])/1000" office:value-type="float" office:value="17.36" calcext:value-type="float">
            <text:p>17</text:p>
          </table:table-cell>
          <table:table-cell table:style-name="ce103"/>
          <table:table-cell table:style-name="ce103" office:value-type="float" office:value="17360" calcext:value-type="float">
            <text:p>17360</text:p>
          </table:table-cell>
          <table:table-cell table:style-name="ce103" table:number-columns-repeated="10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49]/[.E49]" office:value-type="string" office:string-value="" calcext:value-type="error">
            <text:p>#VALEUR !</text:p>
          </table:table-cell>
          <table:table-cell table:style-name="ce89" table:formula="of:=SUM([.H49:.S49])/1000" office:value-type="float" office:value="61.6" calcext:value-type="float">
            <text:p>62</text:p>
          </table:table-cell>
          <table:table-cell table:style-name="ce104" office:value-type="float" office:value="22040" calcext:value-type="float">
            <text:p>22040</text:p>
          </table:table-cell>
          <table:table-cell table:style-name="ce104" office:value-type="float" office:value="21260" calcext:value-type="float">
            <text:p>21260</text:p>
          </table:table-cell>
          <table:table-cell table:style-name="ce104"/>
          <table:table-cell table:style-name="ce104" office:value-type="float" office:value="18300" calcext:value-type="float">
            <text:p>1830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50]/[.E50]" office:value-type="string" office:string-value="" calcext:value-type="error">
            <text:p>#VALEUR !</text:p>
          </table:table-cell>
          <table:table-cell table:style-name="ce95" table:formula="of:=SUM([.H50:.S50])/1000" office:value-type="float" office:value="21.4" calcext:value-type="float">
            <text:p>21</text:p>
          </table:table-cell>
          <table:table-cell table:style-name="ce105" table:number-columns-repeated="3"/>
          <table:table-cell table:style-name="ce105" office:value-type="float" office:value="21400" calcext:value-type="float">
            <text:p>21400</text:p>
          </table:table-cell>
          <table:table-cell table:style-name="ce105" table:number-columns-repeated="8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51]/[.E51]" office:value-type="string" office:string-value="" calcext:value-type="error">
            <text:p>#VALEUR !</text:p>
          </table:table-cell>
          <table:table-cell table:style-name="ce96" table:formula="of:=SUM([.H51:.S51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52]/[.E52]" office:value-type="string" office:string-value="" calcext:value-type="error">
            <text:p>#VALEUR !</text:p>
          </table:table-cell>
          <table:table-cell table:style-name="ce97" table:formula="of:=SUM([.H52:.S52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Deux Villes</text:p>
          </table:table-cell>
          <table:table-cell table:style-name="ce57" office:value-type="float" office:value="9" calcext:value-type="float">
            <text:p>9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54]/[.E54]" office:value-type="string" office:string-value="" calcext:value-type="error">
            <text:p>#VALEUR !</text:p>
          </table:table-cell>
          <table:table-cell table:style-name="ce94" table:formula="of:=SUM([.H54:.S54])/1000" office:value-type="float" office:value="30.18" calcext:value-type="float">
            <text:p>30</text:p>
          </table:table-cell>
          <table:table-cell table:style-name="ce103" office:value-type="float" office:value="16080" calcext:value-type="float">
            <text:p>16080</text:p>
          </table:table-cell>
          <table:table-cell table:style-name="ce103" table:number-columns-repeated="2"/>
          <table:table-cell table:style-name="ce103" office:value-type="float" office:value="14100" calcext:value-type="float">
            <text:p>14100</text:p>
          </table:table-cell>
          <table:table-cell table:style-name="ce103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55]/[.E55]" office:value-type="string" office:string-value="" calcext:value-type="error">
            <text:p>#VALEUR !</text:p>
          </table:table-cell>
          <table:table-cell table:style-name="ce89" table:formula="of:=SUM([.H55:.S55])/1000" office:value-type="float" office:value="63.88" calcext:value-type="float">
            <text:p>64</text:p>
          </table:table-cell>
          <table:table-cell table:style-name="ce104" office:value-type="float" office:value="26500" calcext:value-type="float">
            <text:p>26500</text:p>
          </table:table-cell>
          <table:table-cell table:style-name="ce104" office:value-type="float" office:value="18520" calcext:value-type="float">
            <text:p>18520</text:p>
          </table:table-cell>
          <table:table-cell table:style-name="ce104" office:value-type="float" office:value="18860" calcext:value-type="float">
            <text:p>18860</text:p>
          </table:table-cell>
          <table:table-cell table:style-name="ce104" table:number-columns-repeated="9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56]/[.E56]" office:value-type="string" office:string-value="" calcext:value-type="error">
            <text:p>#VALEUR !</text:p>
          </table:table-cell>
          <table:table-cell table:style-name="ce95" table:formula="of:=SUM([.H56:.S56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57]/[.E57]" office:value-type="string" office:string-value="" calcext:value-type="error">
            <text:p>#VALEUR !</text:p>
          </table:table-cell>
          <table:table-cell table:style-name="ce96" table:formula="of:=SUM([.H57:.S57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58]/[.E58]" office:value-type="string" office:string-value="" calcext:value-type="error">
            <text:p>#VALEUR !</text:p>
          </table:table-cell>
          <table:table-cell table:style-name="ce97" table:formula="of:=SUM([.H58:.S58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 table:formula="of:=[.G59]/[.E59]" office:value-type="string" office:string-value="" calcext:value-type="error">
            <text:p>#VALEUR !</text:p>
          </table:table-cell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Haut Frenes</text:p>
          </table:table-cell>
          <table:table-cell table:style-name="ce57" office:value-type="float" office:value="10" calcext:value-type="float">
            <text:p>10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60]/[.E60]" office:value-type="string" office:string-value="" calcext:value-type="error">
            <text:p>#VALEUR !</text:p>
          </table:table-cell>
          <table:table-cell table:style-name="ce94" table:formula="of:=SUM([.H60:.S60])/1000" office:value-type="float" office:value="0" calcext:value-type="float">
            <text:p>0</text:p>
          </table:table-cell>
          <table:table-cell table:style-name="ce103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Haut Frenes</text:p>
          </table:table-cell>
          <table:table-cell table:style-name="ce57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61]/[.E61]" office:value-type="string" office:string-value="" calcext:value-type="error">
            <text:p>#VALEUR !</text:p>
          </table:table-cell>
          <table:table-cell table:style-name="ce89" table:formula="of:=SUM([.H61:.S61])/1000" office:value-type="float" office:value="0" calcext:value-type="float">
            <text:p>0</text:p>
          </table:table-cell>
          <table:table-cell table:style-name="ce104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Haut Frenes</text:p>
          </table:table-cell>
          <table:table-cell table:style-name="ce57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62]/[.E62]" office:value-type="string" office:string-value="" calcext:value-type="error">
            <text:p>#VALEUR !</text:p>
          </table:table-cell>
          <table:table-cell table:style-name="ce95" table:formula="of:=SUM([.H62:.S62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63]/[.E63]" office:value-type="string" office:string-value="" calcext:value-type="error">
            <text:p>#VALEUR !</text:p>
          </table:table-cell>
          <table:table-cell table:style-name="ce96" table:formula="of:=SUM([.H63:.S63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Haut Frenes</text:p>
          </table:table-cell>
          <table:table-cell table:style-name="ce57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64]/[.E64]" office:value-type="string" office:string-value="" calcext:value-type="error">
            <text:p>#VALEUR !</text:p>
          </table:table-cell>
          <table:table-cell table:style-name="ce97" table:formula="of:=SUM([.H64:.S64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Froid Perthuis</text:p>
          </table:table-cell>
          <table:table-cell table:style-name="ce57" office:value-type="float" office:value="11" calcext:value-type="float">
            <text:p>11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66]/[.E66]" office:value-type="string" office:string-value="" calcext:value-type="error">
            <text:p>#VALEUR !</text:p>
          </table:table-cell>
          <table:table-cell table:style-name="ce94" table:formula="of:=SUM([.H66:.S66])/1000" office:value-type="float" office:value="0" calcext:value-type="float">
            <text:p>0</text:p>
          </table:table-cell>
          <table:table-cell table:style-name="ce103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Froid Perthuis</text:p>
          </table:table-cell>
          <table:table-cell table:style-name="ce57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67]/[.E67]" office:value-type="string" office:string-value="" calcext:value-type="error">
            <text:p>#VALEUR !</text:p>
          </table:table-cell>
          <table:table-cell table:style-name="ce89" table:formula="of:=SUM([.H67:.S67])/1000" office:value-type="float" office:value="0" calcext:value-type="float">
            <text:p>0</text:p>
          </table:table-cell>
          <table:table-cell table:style-name="ce104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Froid Perthuis</text:p>
          </table:table-cell>
          <table:table-cell table:style-name="ce57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68]/[.E68]" office:value-type="string" office:string-value="" calcext:value-type="error">
            <text:p>#VALEUR !</text:p>
          </table:table-cell>
          <table:table-cell table:style-name="ce95" table:formula="of:=SUM([.H68:.S68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Froid Perthuis</text:p>
          </table:table-cell>
          <table:table-cell table:style-name="ce57"/>
          <table:table-cell table:style-name="ce64" office:value-type="string" calcext:value-type="string">
            <text:p>ovin</text:p>
          </table:table-cell>
          <table:table-cell table:style-name="ce73"/>
          <table:table-cell table:style-name="ce80" table:formula="of:=[.G69]/[.E69]" office:value-type="string" office:string-value="" calcext:value-type="error">
            <text:p>#VALEUR !</text:p>
          </table:table-cell>
          <table:table-cell table:style-name="ce96" table:formula="of:=SUM([.H69:.S69])/1000" office:value-type="float" office:value="76.86" calcext:value-type="float">
            <text:p>77</text:p>
          </table:table-cell>
          <table:table-cell table:style-name="ce106" office:value-type="float" office:value="29140" calcext:value-type="float">
            <text:p>29140</text:p>
          </table:table-cell>
          <table:table-cell table:style-name="ce106" office:value-type="float" office:value="14240" calcext:value-type="float">
            <text:p>14240</text:p>
          </table:table-cell>
          <table:table-cell table:style-name="ce106" office:value-type="float" office:value="19480" calcext:value-type="float">
            <text:p>19480</text:p>
          </table:table-cell>
          <table:table-cell table:style-name="ce106" office:value-type="float" office:value="14000" calcext:value-type="float">
            <text:p>14000</text:p>
          </table:table-cell>
          <table:table-cell table:style-name="ce106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70]/[.E70]" office:value-type="string" office:string-value="" calcext:value-type="error">
            <text:p>#VALEUR !</text:p>
          </table:table-cell>
          <table:table-cell table:style-name="ce97" table:formula="of:=SUM([.H70:.S70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6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Rouges Champs</text:p>
          </table:table-cell>
          <table:table-cell table:style-name="ce57" office:value-type="float" office:value="12" calcext:value-type="float">
            <text:p>12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72]/[.E72]" office:value-type="string" office:string-value="" calcext:value-type="error">
            <text:p>#VALEUR !</text:p>
          </table:table-cell>
          <table:table-cell table:style-name="ce94" table:formula="of:=SUM([.H72:.S72])/1000" office:value-type="float" office:value="0" calcext:value-type="float">
            <text:p>0</text:p>
          </table:table-cell>
          <table:table-cell table:style-name="ce103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Rouges Champs</text:p>
          </table:table-cell>
          <table:table-cell table:style-name="ce57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73]/[.E73]" office:value-type="string" office:string-value="" calcext:value-type="error">
            <text:p>#VALEUR !</text:p>
          </table:table-cell>
          <table:table-cell table:style-name="ce89" table:formula="of:=SUM([.H73:.S73])/1000" office:value-type="float" office:value="0" calcext:value-type="float">
            <text:p>0</text:p>
          </table:table-cell>
          <table:table-cell table:style-name="ce104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Rouges Champs</text:p>
          </table:table-cell>
          <table:table-cell table:style-name="ce57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74]/[.E74]" office:value-type="string" office:string-value="" calcext:value-type="error">
            <text:p>#VALEUR !</text:p>
          </table:table-cell>
          <table:table-cell table:style-name="ce95" table:formula="of:=SUM([.H74:.S74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Rouges Champs</text:p>
          </table:table-cell>
          <table:table-cell table:style-name="ce57"/>
          <table:table-cell table:style-name="ce64" office:value-type="string" calcext:value-type="string">
            <text:p>ovin</text:p>
          </table:table-cell>
          <table:table-cell table:style-name="ce73"/>
          <table:table-cell table:style-name="ce80" table:formula="of:=[.G75]/[.E75]" office:value-type="string" office:string-value="" calcext:value-type="error">
            <text:p>#VALEUR !</text:p>
          </table:table-cell>
          <table:table-cell table:style-name="ce96" table:formula="of:=SUM([.H75:.S75])/1000" office:value-type="float" office:value="31.06" calcext:value-type="float">
            <text:p>31</text:p>
          </table:table-cell>
          <table:table-cell table:style-name="ce106" office:value-type="float" office:value="12180" calcext:value-type="float">
            <text:p>12180</text:p>
          </table:table-cell>
          <table:table-cell table:style-name="ce106" table:number-columns-repeated="2"/>
          <table:table-cell table:style-name="ce106" office:value-type="float" office:value="18880" calcext:value-type="float">
            <text:p>18880</text:p>
          </table:table-cell>
          <table:table-cell table:style-name="ce106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76]/[.E76]" office:value-type="string" office:string-value="" calcext:value-type="error">
            <text:p>#VALEUR !</text:p>
          </table:table-cell>
          <table:table-cell table:style-name="ce97" table:formula="of:=SUM([.H76:.S76])/1000" office:value-type="float" office:value="23.2" calcext:value-type="float">
            <text:p>23</text:p>
          </table:table-cell>
          <table:table-cell table:style-name="ce107" table:number-columns-repeated="2"/>
          <table:table-cell table:style-name="ce107" office:value-type="float" office:value="23200" calcext:value-type="float">
            <text:p>23200</text:p>
          </table:table-cell>
          <table:table-cell table:style-name="ce107" table:number-columns-repeated="9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Norzelieurs</text:p>
          </table:table-cell>
          <table:table-cell table:style-name="ce57" office:value-type="float" office:value="13" calcext:value-type="float">
            <text:p>13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78]/[.E78]" office:value-type="string" office:string-value="" calcext:value-type="error">
            <text:p>#VALEUR !</text:p>
          </table:table-cell>
          <table:table-cell table:style-name="ce94" table:formula="of:=SUM([.H78:.S78])/1000" office:value-type="float" office:value="35.74" calcext:value-type="float">
            <text:p>36</text:p>
          </table:table-cell>
          <table:table-cell table:style-name="ce103" office:value-type="float" office:value="21140" calcext:value-type="float">
            <text:p>21140</text:p>
          </table:table-cell>
          <table:table-cell table:style-name="ce103" office:value-type="float" office:value="14600" calcext:value-type="float">
            <text:p>14600</text:p>
          </table:table-cell>
          <table:table-cell table:style-name="ce103" table:number-columns-repeated="10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79]/[.E79]" office:value-type="string" office:string-value="" calcext:value-type="error">
            <text:p>#VALEUR !</text:p>
          </table:table-cell>
          <table:table-cell table:style-name="ce89" table:formula="of:=SUM([.H79:.S79])/1000" office:value-type="float" office:value="17.38" calcext:value-type="float">
            <text:p>17</text:p>
          </table:table-cell>
          <table:table-cell table:style-name="ce104" table:number-columns-repeated="3"/>
          <table:table-cell table:style-name="ce104" office:value-type="float" office:value="17380" calcext:value-type="float">
            <text:p>1738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80]/[.E80]" office:value-type="string" office:string-value="" calcext:value-type="error">
            <text:p>#VALEUR !</text:p>
          </table:table-cell>
          <table:table-cell table:style-name="ce95" table:formula="of:=SUM([.H80:.S80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81]/[.E81]" office:value-type="string" office:string-value="" calcext:value-type="error">
            <text:p>#VALEUR !</text:p>
          </table:table-cell>
          <table:table-cell table:style-name="ce96" table:formula="of:=SUM([.H81:.S81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82]/[.E82]" office:value-type="string" office:string-value="" calcext:value-type="error">
            <text:p>#VALEUR !</text:p>
          </table:table-cell>
          <table:table-cell table:style-name="ce97" table:formula="of:=SUM([.H82:.S82])/1000" office:value-type="float" office:value="42.2" calcext:value-type="float">
            <text:p>42</text:p>
          </table:table-cell>
          <table:table-cell table:style-name="ce107" office:value-type="float" office:value="42200" calcext:value-type="float">
            <text:p>42200</text:p>
          </table:table-cell>
          <table:table-cell table:style-name="ce107" table:number-columns-repeated="11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Thaons</text:p>
          </table:table-cell>
          <table:table-cell table:style-name="ce57" office:value-type="float" office:value="14" calcext:value-type="float">
            <text:p>14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84]/[.E84]" office:value-type="string" office:string-value="" calcext:value-type="error">
            <text:p>#VALEUR !</text:p>
          </table:table-cell>
          <table:table-cell table:style-name="ce94" table:formula="of:=SUM([.H84:.S84])/1000" office:value-type="float" office:value="33.6" calcext:value-type="float">
            <text:p>34</text:p>
          </table:table-cell>
          <table:table-cell table:style-name="ce103" office:value-type="float" office:value="15100" calcext:value-type="float">
            <text:p>15100</text:p>
          </table:table-cell>
          <table:table-cell table:style-name="ce103" office:value-type="float" office:value="18500" calcext:value-type="float">
            <text:p>18500</text:p>
          </table:table-cell>
          <table:table-cell table:style-name="ce103" table:number-columns-repeated="10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85]/[.E85]" office:value-type="string" office:string-value="" calcext:value-type="error">
            <text:p>#VALEUR !</text:p>
          </table:table-cell>
          <table:table-cell table:style-name="ce89" table:formula="of:=SUM([.H85:.S85])/1000" office:value-type="float" office:value="63.74" calcext:value-type="float">
            <text:p>64</text:p>
          </table:table-cell>
          <table:table-cell table:style-name="ce104"/>
          <table:table-cell table:style-name="ce104" office:value-type="float" office:value="16180" calcext:value-type="float">
            <text:p>16180</text:p>
          </table:table-cell>
          <table:table-cell table:style-name="ce104" office:value-type="float" office:value="26460" calcext:value-type="float">
            <text:p>26460</text:p>
          </table:table-cell>
          <table:table-cell table:style-name="ce104" office:value-type="float" office:value="21100" calcext:value-type="float">
            <text:p>2110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86]/[.E86]" office:value-type="string" office:string-value="" calcext:value-type="error">
            <text:p>#VALEUR !</text:p>
          </table:table-cell>
          <table:table-cell table:style-name="ce95" table:formula="of:=SUM([.H86:.S86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87]/[.E87]" office:value-type="string" office:string-value="" calcext:value-type="error">
            <text:p>#VALEUR !</text:p>
          </table:table-cell>
          <table:table-cell table:style-name="ce96" table:formula="of:=SUM([.H87:.S87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88]/[.E88]" office:value-type="string" office:string-value="" calcext:value-type="error">
            <text:p>#VALEUR !</text:p>
          </table:table-cell>
          <table:table-cell table:style-name="ce97" table:formula="of:=SUM([.H88:.S88])/1000" office:value-type="float" office:value="47.66" calcext:value-type="float">
            <text:p>48</text:p>
          </table:table-cell>
          <table:table-cell table:style-name="ce107" office:value-type="float" office:value="26200" calcext:value-type="float">
            <text:p>26200</text:p>
          </table:table-cell>
          <table:table-cell table:style-name="ce107" office:value-type="float" office:value="21460" calcext:value-type="float">
            <text:p>21460</text:p>
          </table:table-cell>
          <table:table-cell table:style-name="ce107" table:number-columns-repeated="10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Saint Louis</text:p>
          </table:table-cell>
          <table:table-cell table:style-name="ce57" office:value-type="float" office:value="15" calcext:value-type="float">
            <text:p>15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90]/[.E90]" office:value-type="string" office:string-value="" calcext:value-type="error">
            <text:p>#VALEUR !</text:p>
          </table:table-cell>
          <table:table-cell table:style-name="ce94" table:formula="of:=SUM([.H90:.S90])/1000" office:value-type="float" office:value="63.34" calcext:value-type="float">
            <text:p>63</text:p>
          </table:table-cell>
          <table:table-cell table:style-name="ce103" office:value-type="float" office:value="16500" calcext:value-type="float">
            <text:p>16500</text:p>
          </table:table-cell>
          <table:table-cell table:style-name="ce103" office:value-type="float" office:value="15580" calcext:value-type="float">
            <text:p>15580</text:p>
          </table:table-cell>
          <table:table-cell table:style-name="ce103" office:value-type="float" office:value="16040" calcext:value-type="float">
            <text:p>16040</text:p>
          </table:table-cell>
          <table:table-cell table:style-name="ce103" office:value-type="float" office:value="15220" calcext:value-type="float">
            <text:p>15220</text:p>
          </table:table-cell>
          <table:table-cell table:style-name="ce103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91]/[.E91]" office:value-type="string" office:string-value="" calcext:value-type="error">
            <text:p>#VALEUR !</text:p>
          </table:table-cell>
          <table:table-cell table:style-name="ce89" table:formula="of:=SUM([.H91:.S91])/1000" office:value-type="float" office:value="71.52" calcext:value-type="float">
            <text:p>72</text:p>
          </table:table-cell>
          <table:table-cell table:style-name="ce104" office:value-type="float" office:value="17820" calcext:value-type="float">
            <text:p>17820</text:p>
          </table:table-cell>
          <table:table-cell table:style-name="ce104" office:value-type="float" office:value="21440" calcext:value-type="float">
            <text:p>21440</text:p>
          </table:table-cell>
          <table:table-cell table:style-name="ce104" office:value-type="float" office:value="18060" calcext:value-type="float">
            <text:p>18060</text:p>
          </table:table-cell>
          <table:table-cell table:style-name="ce104" office:value-type="float" office:value="14200" calcext:value-type="float">
            <text:p>1420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92]/[.E92]" office:value-type="string" office:string-value="" calcext:value-type="error">
            <text:p>#VALEUR !</text:p>
          </table:table-cell>
          <table:table-cell table:style-name="ce95" table:formula="of:=SUM([.H92:.S92])/1000" office:value-type="float" office:value="67.66" calcext:value-type="float">
            <text:p>68</text:p>
          </table:table-cell>
          <table:table-cell table:style-name="ce105"/>
          <table:table-cell table:style-name="ce105" office:value-type="float" office:value="22560" calcext:value-type="float">
            <text:p>22560</text:p>
          </table:table-cell>
          <table:table-cell table:style-name="ce105" office:value-type="float" office:value="25100" calcext:value-type="float">
            <text:p>25100</text:p>
          </table:table-cell>
          <table:table-cell table:style-name="ce105" office:value-type="float" office:value="20000" calcext:value-type="float">
            <text:p>20000</text:p>
          </table:table-cell>
          <table:table-cell table:style-name="ce105" table:number-columns-repeated="8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93]/[.E93]" office:value-type="string" office:string-value="" calcext:value-type="error">
            <text:p>#VALEUR !</text:p>
          </table:table-cell>
          <table:table-cell table:style-name="ce96" table:formula="of:=SUM([.H93:.S93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94]/[.E94]" office:value-type="string" office:string-value="" calcext:value-type="error">
            <text:p>#VALEUR !</text:p>
          </table:table-cell>
          <table:table-cell table:style-name="ce97" table:formula="of:=SUM([.H94:.S94])/1000" office:value-type="float" office:value="13.22" calcext:value-type="float">
            <text:p>13</text:p>
          </table:table-cell>
          <table:table-cell table:style-name="ce107"/>
          <table:table-cell table:style-name="ce107" office:value-type="float" office:value="13220" calcext:value-type="float">
            <text:p>13220</text:p>
          </table:table-cell>
          <table:table-cell table:style-name="ce107" table:number-columns-repeated="10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Haut Armont</text:p>
          </table:table-cell>
          <table:table-cell table:style-name="ce57" office:value-type="float" office:value="16" calcext:value-type="float">
            <text:p>16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96]/[.E96]" office:value-type="string" office:string-value="" calcext:value-type="error">
            <text:p>#VALEUR !</text:p>
          </table:table-cell>
          <table:table-cell table:style-name="ce94" table:formula="of:=SUM([.H96:.S96])/1000" office:value-type="float" office:value="67.52" calcext:value-type="float">
            <text:p>68</text:p>
          </table:table-cell>
          <table:table-cell table:style-name="ce103" office:value-type="float" office:value="17720" calcext:value-type="float">
            <text:p>17720</text:p>
          </table:table-cell>
          <table:table-cell table:style-name="ce103" office:value-type="float" office:value="17020" calcext:value-type="float">
            <text:p>17020</text:p>
          </table:table-cell>
          <table:table-cell table:style-name="ce103" office:value-type="float" office:value="17280" calcext:value-type="float">
            <text:p>17280</text:p>
          </table:table-cell>
          <table:table-cell table:style-name="ce103" office:value-type="float" office:value="15500" calcext:value-type="float">
            <text:p>15500</text:p>
          </table:table-cell>
          <table:table-cell table:style-name="ce103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97]/[.E97]" office:value-type="string" office:string-value="" calcext:value-type="error">
            <text:p>#VALEUR !</text:p>
          </table:table-cell>
          <table:table-cell table:style-name="ce89" table:formula="of:=SUM([.H97:.S97])/1000" office:value-type="float" office:value="16.76" calcext:value-type="float">
            <text:p>17</text:p>
          </table:table-cell>
          <table:table-cell table:style-name="ce104"/>
          <table:table-cell table:style-name="ce104" office:value-type="float" office:value="16760" calcext:value-type="float">
            <text:p>16760</text:p>
          </table:table-cell>
          <table:table-cell table:style-name="ce104" table:number-columns-repeated="10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98]/[.E98]" office:value-type="string" office:string-value="" calcext:value-type="error">
            <text:p>#VALEUR !</text:p>
          </table:table-cell>
          <table:table-cell table:style-name="ce95" table:formula="of:=SUM([.H98:.S98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99]/[.E99]" office:value-type="string" office:string-value="" calcext:value-type="error">
            <text:p>#VALEUR !</text:p>
          </table:table-cell>
          <table:table-cell table:style-name="ce96" table:formula="of:=SUM([.H99:.S99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100]/[.E100]" office:value-type="string" office:string-value="" calcext:value-type="error">
            <text:p>#VALEUR !</text:p>
          </table:table-cell>
          <table:table-cell table:style-name="ce97" table:formula="of:=SUM([.H100:.S100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Grand Moulin</text:p>
          </table:table-cell>
          <table:table-cell table:style-name="ce57" office:value-type="float" office:value="17" calcext:value-type="float">
            <text:p>17</text:p>
          </table:table-cell>
          <table:table-cell table:style-name="ce61" office:value-type="string" calcext:value-type="string">
            <text:p>fumier</text:p>
          </table:table-cell>
          <table:table-cell table:style-name="ce70" office:value-type="float" office:value="0" calcext:value-type="float">
            <text:p>0</text:p>
          </table:table-cell>
          <table:table-cell table:style-name="ce77" table:formula="of:=[.G102]/[.E102]" office:value-type="string" office:string-value="" calcext:value-type="error">
            <text:p>#VALEUR !</text:p>
          </table:table-cell>
          <table:table-cell table:style-name="ce94" table:formula="of:=SUM([.H102:.S102])/1000" office:value-type="float" office:value="0" calcext:value-type="float">
            <text:p>0</text:p>
          </table:table-cell>
          <table:table-cell table:style-name="ce103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Grand Moulin</text:p>
          </table:table-cell>
          <table:table-cell table:style-name="ce57"/>
          <table:table-cell table:style-name="ce62" office:value-type="string" calcext:value-type="string">
            <text:p>fumier mou</text:p>
          </table:table-cell>
          <table:table-cell table:style-name="ce71" office:value-type="float" office:value="0" calcext:value-type="float">
            <text:p>0</text:p>
          </table:table-cell>
          <table:table-cell table:style-name="ce78" table:formula="of:=[.G103]/[.E103]" office:value-type="string" office:string-value="" calcext:value-type="error">
            <text:p>#VALEUR !</text:p>
          </table:table-cell>
          <table:table-cell table:style-name="ce89" table:formula="of:=SUM([.H103:.S103])/1000" office:value-type="float" office:value="0" calcext:value-type="float">
            <text:p>0</text:p>
          </table:table-cell>
          <table:table-cell table:style-name="ce104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Grand Moulin</text:p>
          </table:table-cell>
          <table:table-cell table:style-name="ce57"/>
          <table:table-cell table:style-name="ce63" office:value-type="string" calcext:value-type="string">
            <text:p>lisier</text:p>
          </table:table-cell>
          <table:table-cell table:style-name="ce72" office:value-type="float" office:value="0" calcext:value-type="float">
            <text:p>0</text:p>
          </table:table-cell>
          <table:table-cell table:style-name="ce79" table:formula="of:=[.G104]/[.E104]" office:value-type="string" office:string-value="" calcext:value-type="error">
            <text:p>#VALEUR !</text:p>
          </table:table-cell>
          <table:table-cell table:style-name="ce95" table:formula="of:=SUM([.H104:.S104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105]/[.E105]" office:value-type="string" office:string-value="" calcext:value-type="error">
            <text:p>#VALEUR !</text:p>
          </table:table-cell>
          <table:table-cell table:style-name="ce96" table:formula="of:=SUM([.H105:.S105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Grand Moulin</text:p>
          </table:table-cell>
          <table:table-cell table:style-name="ce57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106]/[.E106]" office:value-type="string" office:string-value="" calcext:value-type="error">
            <text:p>#VALEUR !</text:p>
          </table:table-cell>
          <table:table-cell table:style-name="ce97" table:formula="of:=SUM([.H106:.S106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7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Fontaine Champètre</text:p>
          </table:table-cell>
          <table:table-cell table:style-name="ce57" office:value-type="float" office:value="18" calcext:value-type="float">
            <text:p>18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108]/[.E108]" office:value-type="string" office:string-value="" calcext:value-type="error">
            <text:p>#VALEUR !</text:p>
          </table:table-cell>
          <table:table-cell table:style-name="ce94" table:formula="of:=SUM([.H108:.S108])/1000" office:value-type="float" office:value="42.82" calcext:value-type="float">
            <text:p>43</text:p>
          </table:table-cell>
          <table:table-cell table:style-name="ce103" office:value-type="float" office:value="10900" calcext:value-type="float">
            <text:p>10900</text:p>
          </table:table-cell>
          <table:table-cell table:style-name="ce103"/>
          <table:table-cell table:style-name="ce103" office:value-type="float" office:value="14680" calcext:value-type="float">
            <text:p>14680</text:p>
          </table:table-cell>
          <table:table-cell table:style-name="ce103" office:value-type="float" office:value="17240" calcext:value-type="float">
            <text:p>17240</text:p>
          </table:table-cell>
          <table:table-cell table:style-name="ce103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109]/[.E109]" office:value-type="string" office:string-value="" calcext:value-type="error">
            <text:p>#VALEUR !</text:p>
          </table:table-cell>
          <table:table-cell table:style-name="ce89" table:formula="of:=SUM([.H109:.S109])/1000" office:value-type="float" office:value="82.6" calcext:value-type="float">
            <text:p>83</text:p>
          </table:table-cell>
          <table:table-cell table:style-name="ce104" office:value-type="float" office:value="20100" calcext:value-type="float">
            <text:p>20100</text:p>
          </table:table-cell>
          <table:table-cell table:style-name="ce104" office:value-type="float" office:value="23600" calcext:value-type="float">
            <text:p>23600</text:p>
          </table:table-cell>
          <table:table-cell table:style-name="ce104" office:value-type="float" office:value="15620" calcext:value-type="float">
            <text:p>15620</text:p>
          </table:table-cell>
          <table:table-cell table:style-name="ce104" office:value-type="float" office:value="23280" calcext:value-type="float">
            <text:p>2328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110]/[.E110]" office:value-type="string" office:string-value="" calcext:value-type="error">
            <text:p>#VALEUR !</text:p>
          </table:table-cell>
          <table:table-cell table:style-name="ce95" table:formula="of:=SUM([.H110:.S110])/1000" office:value-type="float" office:value="58.9" calcext:value-type="float">
            <text:p>59</text:p>
          </table:table-cell>
          <table:table-cell table:style-name="ce105"/>
          <table:table-cell table:style-name="ce105" office:value-type="float" office:value="43800" calcext:value-type="float">
            <text:p>43800</text:p>
          </table:table-cell>
          <table:table-cell table:style-name="ce105"/>
          <table:table-cell table:style-name="ce105" office:value-type="float" office:value="15100" calcext:value-type="float">
            <text:p>15100</text:p>
          </table:table-cell>
          <table:table-cell table:style-name="ce105" table:number-columns-repeated="8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111]/[.E111]" office:value-type="string" office:string-value="" calcext:value-type="error">
            <text:p>#VALEUR !</text:p>
          </table:table-cell>
          <table:table-cell table:style-name="ce96" table:formula="of:=SUM([.H111:.S111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112]/[.E112]" office:value-type="string" office:string-value="" calcext:value-type="error">
            <text:p>#VALEUR !</text:p>
          </table:table-cell>
          <table:table-cell table:style-name="ce97" table:formula="of:=SUM([.H112:.S112])/1000" office:value-type="float" office:value="27.14" calcext:value-type="float">
            <text:p>27</text:p>
          </table:table-cell>
          <table:table-cell table:style-name="ce107"/>
          <table:table-cell table:style-name="ce107" office:value-type="float" office:value="27140" calcext:value-type="float">
            <text:p>27140</text:p>
          </table:table-cell>
          <table:table-cell table:style-name="ce107" table:number-columns-repeated="10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Saint Martin</text:p>
          </table:table-cell>
          <table:table-cell table:style-name="ce57" office:value-type="float" office:value="19" calcext:value-type="float">
            <text:p>19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114]/[.E114]" office:value-type="string" office:string-value="" calcext:value-type="error">
            <text:p>#VALEUR !</text:p>
          </table:table-cell>
          <table:table-cell table:style-name="ce94" table:formula="of:=SUM([.H114:.S114])/1000" office:value-type="float" office:value="57" calcext:value-type="float">
            <text:p>57</text:p>
          </table:table-cell>
          <table:table-cell table:style-name="ce103" office:value-type="float" office:value="15700" calcext:value-type="float">
            <text:p>15700</text:p>
          </table:table-cell>
          <table:table-cell table:style-name="ce103" office:value-type="float" office:value="23300" calcext:value-type="float">
            <text:p>23300</text:p>
          </table:table-cell>
          <table:table-cell table:style-name="ce103"/>
          <table:table-cell table:style-name="ce103" office:value-type="float" office:value="18000" calcext:value-type="float">
            <text:p>18000</text:p>
          </table:table-cell>
          <table:table-cell table:style-name="ce103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115]/[.E115]" office:value-type="string" office:string-value="" calcext:value-type="error">
            <text:p>#VALEUR !</text:p>
          </table:table-cell>
          <table:table-cell table:style-name="ce89" table:formula="of:=SUM([.H115:.S115])/1000" office:value-type="float" office:value="63.54" calcext:value-type="float">
            <text:p>64</text:p>
          </table:table-cell>
          <table:table-cell table:style-name="ce104"/>
          <table:table-cell table:style-name="ce104" office:value-type="float" office:value="19680" calcext:value-type="float">
            <text:p>19680</text:p>
          </table:table-cell>
          <table:table-cell table:style-name="ce104" office:value-type="float" office:value="21860" calcext:value-type="float">
            <text:p>21860</text:p>
          </table:table-cell>
          <table:table-cell table:style-name="ce104" office:value-type="float" office:value="22000" calcext:value-type="float">
            <text:p>2200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116]/[.E116]" office:value-type="string" office:string-value="" calcext:value-type="error">
            <text:p>#VALEUR !</text:p>
          </table:table-cell>
          <table:table-cell table:style-name="ce95" table:formula="of:=SUM([.H116:.S116])/1000" office:value-type="float" office:value="50.38" calcext:value-type="float">
            <text:p>50</text:p>
          </table:table-cell>
          <table:table-cell table:style-name="ce105" table:number-columns-repeated="2"/>
          <table:table-cell table:style-name="ce105" office:value-type="float" office:value="25200" calcext:value-type="float">
            <text:p>25200</text:p>
          </table:table-cell>
          <table:table-cell table:style-name="ce105" office:value-type="float" office:value="25180" calcext:value-type="float">
            <text:p>25180</text:p>
          </table:table-cell>
          <table:table-cell table:style-name="ce105" table:number-columns-repeated="8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117]/[.E117]" office:value-type="string" office:string-value="" calcext:value-type="error">
            <text:p>#VALEUR !</text:p>
          </table:table-cell>
          <table:table-cell table:style-name="ce96" table:formula="of:=SUM([.H117:.S117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118]/[.E118]" office:value-type="string" office:string-value="" calcext:value-type="error">
            <text:p>#VALEUR !</text:p>
          </table:table-cell>
          <table:table-cell table:style-name="ce97" table:formula="of:=SUM([.H118:.S118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Pierre</text:p>
          </table:table-cell>
          <table:table-cell table:style-name="ce57" office:value-type="float" office:value="20" calcext:value-type="float">
            <text:p>20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120]/[.E120]" office:value-type="string" office:string-value="" calcext:value-type="error">
            <text:p>#VALEUR !</text:p>
          </table:table-cell>
          <table:table-cell table:style-name="ce94" table:formula="of:=SUM([.H120:.S120])/1000" office:value-type="float" office:value="32.75" calcext:value-type="float">
            <text:p>33</text:p>
          </table:table-cell>
          <table:table-cell table:style-name="ce103" office:value-type="float" office:value="7460" calcext:value-type="float">
            <text:p>7460</text:p>
          </table:table-cell>
          <table:table-cell table:style-name="ce103" office:value-type="float" office:value="9530" calcext:value-type="float">
            <text:p>9530</text:p>
          </table:table-cell>
          <table:table-cell table:style-name="ce103" office:value-type="float" office:value="8660" calcext:value-type="float">
            <text:p>8660</text:p>
          </table:table-cell>
          <table:table-cell table:style-name="ce103" office:value-type="float" office:value="7100" calcext:value-type="float">
            <text:p>7100</text:p>
          </table:table-cell>
          <table:table-cell table:style-name="ce103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121]/[.E121]" office:value-type="string" office:string-value="" calcext:value-type="error">
            <text:p>#VALEUR !</text:p>
          </table:table-cell>
          <table:table-cell table:style-name="ce89" table:formula="of:=SUM([.H121:.S121])/1000" office:value-type="float" office:value="59.7" calcext:value-type="float">
            <text:p>60</text:p>
          </table:table-cell>
          <table:table-cell table:style-name="ce104" office:value-type="float" office:value="20300" calcext:value-type="float">
            <text:p>20300</text:p>
          </table:table-cell>
          <table:table-cell table:style-name="ce104" office:value-type="float" office:value="20560" calcext:value-type="float">
            <text:p>20560</text:p>
          </table:table-cell>
          <table:table-cell table:style-name="ce104"/>
          <table:table-cell table:style-name="ce104" office:value-type="float" office:value="18840" calcext:value-type="float">
            <text:p>1884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122]/[.E122]" office:value-type="string" office:string-value="" calcext:value-type="error">
            <text:p>#VALEUR !</text:p>
          </table:table-cell>
          <table:table-cell table:style-name="ce95" table:formula="of:=SUM([.H122:.S122])/1000" office:value-type="float" office:value="75.77" calcext:value-type="float">
            <text:p>76</text:p>
          </table:table-cell>
          <table:table-cell table:style-name="ce105"/>
          <table:table-cell table:style-name="ce105" office:value-type="float" office:value="25620" calcext:value-type="float">
            <text:p>25620</text:p>
          </table:table-cell>
          <table:table-cell table:style-name="ce105" office:value-type="float" office:value="24850" calcext:value-type="float">
            <text:p>24850</text:p>
          </table:table-cell>
          <table:table-cell table:style-name="ce105" office:value-type="float" office:value="25300" calcext:value-type="float">
            <text:p>25300</text:p>
          </table:table-cell>
          <table:table-cell table:style-name="ce105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123]/[.E123]" office:value-type="string" office:string-value="" calcext:value-type="error">
            <text:p>#VALEUR !</text:p>
          </table:table-cell>
          <table:table-cell table:style-name="ce96" table:formula="of:=SUM([.H123:.S123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124]/[.E124]" office:value-type="string" office:string-value="" calcext:value-type="error">
            <text:p>#VALEUR !</text:p>
          </table:table-cell>
          <table:table-cell table:style-name="ce97" table:formula="of:=SUM([.H124:.S124])/1000" office:value-type="float" office:value="0" calcext:value-type="float">
            <text:p>0</text:p>
          </table:table-cell>
          <table:table-cell table:style-name="ce107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 table:formula="of:=SUM([.H125:.S125])" office:value-type="float" office:value="0" calcext:value-type="float">
            <text:p>0</text:p>
          </table:table-cell>
          <table:table-cell table:style-name="ce108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Petit Breuil</text:p>
          </table:table-cell>
          <table:table-cell table:style-name="ce57" office:value-type="float" office:value="21" calcext:value-type="float">
            <text:p>21</text:p>
          </table:table-cell>
          <table:table-cell table:style-name="ce61" office:value-type="string" calcext:value-type="string">
            <text:p>fumier</text:p>
          </table:table-cell>
          <table:table-cell table:style-name="ce70"/>
          <table:table-cell table:style-name="ce77" table:formula="of:=[.G126]/[.E126]" office:value-type="string" office:string-value="" calcext:value-type="error">
            <text:p>#VALEUR !</text:p>
          </table:table-cell>
          <table:table-cell table:style-name="ce94" table:formula="of:=SUM([.H126:.S126])/1000" office:value-type="float" office:value="59.26" calcext:value-type="float">
            <text:p>59</text:p>
          </table:table-cell>
          <table:table-cell table:style-name="ce103" office:value-type="float" office:value="19700" calcext:value-type="float">
            <text:p>19700</text:p>
          </table:table-cell>
          <table:table-cell table:style-name="ce103" office:value-type="float" office:value="19020" calcext:value-type="float">
            <text:p>19020</text:p>
          </table:table-cell>
          <table:table-cell table:style-name="ce103"/>
          <table:table-cell table:style-name="ce103" office:value-type="float" office:value="20540" calcext:value-type="float">
            <text:p>20540</text:p>
          </table:table-cell>
          <table:table-cell table:style-name="ce103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2" office:value-type="string" calcext:value-type="string">
            <text:p>fumier mou</text:p>
          </table:table-cell>
          <table:table-cell table:style-name="ce71"/>
          <table:table-cell table:style-name="ce78" table:formula="of:=[.G127]/[.E127]" office:value-type="string" office:string-value="" calcext:value-type="error">
            <text:p>#VALEUR !</text:p>
          </table:table-cell>
          <table:table-cell table:style-name="ce89" table:formula="of:=SUM([.H127:.S127])/1000" office:value-type="float" office:value="75.06" calcext:value-type="float">
            <text:p>75</text:p>
          </table:table-cell>
          <table:table-cell table:style-name="ce104" office:value-type="float" office:value="23200" calcext:value-type="float">
            <text:p>23200</text:p>
          </table:table-cell>
          <table:table-cell table:style-name="ce104" office:value-type="float" office:value="20900" calcext:value-type="float">
            <text:p>20900</text:p>
          </table:table-cell>
          <table:table-cell table:style-name="ce104" office:value-type="float" office:value="13460" calcext:value-type="float">
            <text:p>13460</text:p>
          </table:table-cell>
          <table:table-cell table:style-name="ce104" office:value-type="float" office:value="17500" calcext:value-type="float">
            <text:p>17500</text:p>
          </table:table-cell>
          <table:table-cell table:style-name="ce104" table:number-columns-repeated="8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3" office:value-type="string" calcext:value-type="string">
            <text:p>lisier</text:p>
          </table:table-cell>
          <table:table-cell table:style-name="ce72"/>
          <table:table-cell table:style-name="ce79" table:formula="of:=[.G128]/[.E128]" office:value-type="string" office:string-value="" calcext:value-type="error">
            <text:p>#VALEUR !</text:p>
          </table:table-cell>
          <table:table-cell table:style-name="ce95" table:formula="of:=SUM([.H128:.S128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129]/[.E129]" office:value-type="string" office:string-value="" calcext:value-type="error">
            <text:p>#VALEUR !</text:p>
          </table:table-cell>
          <table:table-cell table:style-name="ce96" table:formula="of:=SUM([.H129:.S129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table:number-columns-repeated="2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130]/[.E130]" office:value-type="string" office:string-value="" calcext:value-type="error">
            <text:p>#VALEUR !</text:p>
          </table:table-cell>
          <table:table-cell table:style-name="ce97" table:formula="of:=SUM([.H130:.S130])/1000" office:value-type="float" office:value="66.6" calcext:value-type="float">
            <text:p>67</text:p>
          </table:table-cell>
          <table:table-cell table:style-name="ce107" office:value-type="float" office:value="22800" calcext:value-type="float">
            <text:p>22800</text:p>
          </table:table-cell>
          <table:table-cell table:style-name="ce107" office:value-type="float" office:value="43800" calcext:value-type="float">
            <text:p>43800</text:p>
          </table:table-cell>
          <table:table-cell table:style-name="ce107" table:number-columns-repeated="10"/>
          <table:table-cell table:style-name="ce45" table:number-columns-repeated="1005"/>
        </table:table-row>
        <table:table-row table:style-name="ro5">
          <table:table-cell table:style-name="ce45"/>
          <table:table-cell table:style-name="ce58" table:number-columns-repeated="3"/>
          <table:table-cell table:style-name="ce75"/>
          <table:table-cell table:style-name="ce82"/>
          <table:table-cell table:style-name="ce93"/>
          <table:table-cell table:style-name="ce108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Wary</text:p>
          </table:table-cell>
          <table:table-cell table:style-name="ce57"/>
          <table:table-cell table:style-name="ce61" office:value-type="string" calcext:value-type="string">
            <text:p>fumier</text:p>
          </table:table-cell>
          <table:table-cell table:style-name="ce70" office:value-type="float" office:value="0" calcext:value-type="float">
            <text:p>0</text:p>
          </table:table-cell>
          <table:table-cell table:style-name="ce77" table:formula="of:=[.G132]/[.E132]" office:value-type="string" office:string-value="" calcext:value-type="error">
            <text:p>#VALEUR !</text:p>
          </table:table-cell>
          <table:table-cell table:style-name="ce94" table:formula="of:=SUM([.H132:.S132])/1000" office:value-type="float" office:value="0" calcext:value-type="float">
            <text:p>0</text:p>
          </table:table-cell>
          <table:table-cell table:style-name="ce103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Wary</text:p>
          </table:table-cell>
          <table:table-cell table:style-name="ce57"/>
          <table:table-cell table:style-name="ce62" office:value-type="string" calcext:value-type="string">
            <text:p>fumier mou</text:p>
          </table:table-cell>
          <table:table-cell table:style-name="ce71" office:value-type="float" office:value="0" calcext:value-type="float">
            <text:p>0</text:p>
          </table:table-cell>
          <table:table-cell table:style-name="ce78" table:formula="of:=[.G133]/[.E133]" office:value-type="string" office:string-value="" calcext:value-type="error">
            <text:p>#VALEUR !</text:p>
          </table:table-cell>
          <table:table-cell table:style-name="ce89" table:formula="of:=SUM([.H133:.S133])/1000" office:value-type="float" office:value="0" calcext:value-type="float">
            <text:p>0</text:p>
          </table:table-cell>
          <table:table-cell table:style-name="ce104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Wary</text:p>
          </table:table-cell>
          <table:table-cell table:style-name="ce57"/>
          <table:table-cell table:style-name="ce63" office:value-type="string" calcext:value-type="string">
            <text:p>lisier</text:p>
          </table:table-cell>
          <table:table-cell table:style-name="ce72" office:value-type="float" office:value="0" calcext:value-type="float">
            <text:p>0</text:p>
          </table:table-cell>
          <table:table-cell table:style-name="ce79" table:formula="of:=[.G134]/[.E134]" office:value-type="string" office:string-value="" calcext:value-type="error">
            <text:p>#VALEUR !</text:p>
          </table:table-cell>
          <table:table-cell table:style-name="ce95" table:formula="of:=SUM([.H134:.S134])/1000" office:value-type="float" office:value="0" calcext:value-type="float">
            <text:p>0</text:p>
          </table:table-cell>
          <table:table-cell table:style-name="ce105" table:number-columns-repeated="12"/>
          <table:table-cell table:style-name="ce45" table:number-columns-repeated="1005"/>
        </table:table-row>
        <table:table-row table:style-name="ro5" table:visibility="collapse">
          <table:table-cell table:style-name="ce45"/>
          <table:table-cell table:style-name="ce57" office:value-type="string" calcext:value-type="string">
            <text:p>Wary</text:p>
          </table:table-cell>
          <table:table-cell table:style-name="ce57"/>
          <table:table-cell table:style-name="ce64" office:value-type="string" calcext:value-type="string">
            <text:p>ovin</text:p>
          </table:table-cell>
          <table:table-cell table:style-name="ce73" office:value-type="float" office:value="0" calcext:value-type="float">
            <text:p>0</text:p>
          </table:table-cell>
          <table:table-cell table:style-name="ce80" table:formula="of:=[.G135]/[.E135]" office:value-type="string" office:string-value="" calcext:value-type="error">
            <text:p>#VALEUR !</text:p>
          </table:table-cell>
          <table:table-cell table:style-name="ce96" table:formula="of:=SUM([.H135:.S135])/1000" office:value-type="float" office:value="0" calcext:value-type="float">
            <text:p>0</text:p>
          </table:table-cell>
          <table:table-cell table:style-name="ce106" table:number-columns-repeated="12"/>
          <table:table-cell table:style-name="ce45" table:number-columns-repeated="1005"/>
        </table:table-row>
        <table:table-row table:style-name="ro5">
          <table:table-cell table:style-name="ce45"/>
          <table:table-cell table:style-name="ce57" office:value-type="string" calcext:value-type="string">
            <text:p>Wary</text:p>
          </table:table-cell>
          <table:table-cell table:style-name="ce57"/>
          <table:table-cell table:style-name="ce65" office:value-type="string" calcext:value-type="string">
            <text:p>digestat</text:p>
          </table:table-cell>
          <table:table-cell table:style-name="ce74"/>
          <table:table-cell table:style-name="ce81" table:formula="of:=[.G136]/[.E136]" office:value-type="string" office:string-value="" calcext:value-type="error">
            <text:p>#VALEUR !</text:p>
          </table:table-cell>
          <table:table-cell table:style-name="ce97" table:formula="of:=SUM([.H136:.S136])/1000" office:value-type="float" office:value="1" calcext:value-type="float">
            <text:p>1</text:p>
          </table:table-cell>
          <table:table-cell table:style-name="ce107" table:formula="of:=1000" office:value-type="float" office:value="1000" calcext:value-type="float">
            <text:p>1000</text:p>
          </table:table-cell>
          <table:table-cell table:style-name="ce107" table:number-columns-repeated="11"/>
          <table:table-cell table:style-name="ce45" table:number-columns-repeated="1005"/>
        </table:table-row>
        <table:table-row table:style-name="ro5">
          <table:table-cell table:style-name="ce46"/>
          <table:table-cell table:style-name="ce59" table:number-columns-repeated="3"/>
          <table:table-cell table:style-name="ce76"/>
          <table:table-cell table:style-name="ce83"/>
          <table:table-cell table:style-name="ce98" table:formula="of:=SUM([.G5:.G136])" office:value-type="float" office:value="2259.98" calcext:value-type="float">
            <text:p>2260</text:p>
          </table:table-cell>
          <table:table-cell table:style-name="ce109" table:number-columns-repeated="12"/>
          <table:table-cell table:style-name="ce46" table:number-columns-repeated="1005"/>
        </table:table-row>
        <table:table-row table:style-name="ro5">
          <table:table-cell table:style-name="ce46"/>
          <table:table-cell table:style-name="ce59" table:number-columns-repeated="3"/>
          <table:table-cell table:style-name="ce76"/>
          <table:table-cell table:style-name="ce83"/>
          <table:table-cell table:style-name="ce98" table:formula="of:=SUM([.H138:.S138])" office:value-type="float" office:value="2259.98" calcext:value-type="float">
            <text:p>2260</text:p>
          </table:table-cell>
          <table:table-cell table:style-name="ce98" table:formula="of:=SUM([.H6:.H137])/1000" office:value-type="float" office:value="652.32" calcext:value-type="float">
            <text:p>652</text:p>
          </table:table-cell>
          <table:table-cell table:style-name="ce98" table:formula="of:=SUM([.I6:.I137])/1000" office:value-type="float" office:value="658.23" calcext:value-type="float">
            <text:p>658</text:p>
          </table:table-cell>
          <table:table-cell table:style-name="ce98" table:formula="of:=SUM([.J6:.J137])/1000" office:value-type="float" office:value="417.77" calcext:value-type="float">
            <text:p>418</text:p>
          </table:table-cell>
          <table:table-cell table:style-name="ce98" table:formula="of:=SUM([.K6:.K137])/1000" office:value-type="float" office:value="531.66" calcext:value-type="float">
            <text:p>532</text:p>
          </table:table-cell>
          <table:table-cell table:style-name="ce98" table:formula="of:=SUM([.L6:.L137])/1000" office:value-type="float" office:value="0" calcext:value-type="float">
            <text:p>0</text:p>
          </table:table-cell>
          <table:table-cell table:style-name="ce98" table:formula="of:=SUM([.M6:.M137])/1000" office:value-type="float" office:value="0" calcext:value-type="float">
            <text:p>0</text:p>
          </table:table-cell>
          <table:table-cell table:style-name="ce98" table:formula="of:=SUM([.N6:.N137])/1000" office:value-type="float" office:value="0" calcext:value-type="float">
            <text:p>0</text:p>
          </table:table-cell>
          <table:table-cell table:style-name="ce98" table:formula="of:=SUM([.O6:.O137])/1000" office:value-type="float" office:value="0" calcext:value-type="float">
            <text:p>0</text:p>
          </table:table-cell>
          <table:table-cell table:style-name="ce98" table:formula="of:=SUM([.P6:.P137])/1000" office:value-type="float" office:value="0" calcext:value-type="float">
            <text:p>0</text:p>
          </table:table-cell>
          <table:table-cell table:style-name="ce98" table:formula="of:=SUM([.Q6:.Q137])/1000" office:value-type="float" office:value="0" calcext:value-type="float">
            <text:p>0</text:p>
          </table:table-cell>
          <table:table-cell table:style-name="ce98" table:formula="of:=SUM([.R6:.R137])/1000" office:value-type="float" office:value="0" calcext:value-type="float">
            <text:p>0</text:p>
          </table:table-cell>
          <table:table-cell table:style-name="ce98" table:formula="of:=SUM([.S6:.S137])/1000" office:value-type="float" office:value="0" calcext:value-type="float">
            <text:p>0</text:p>
          </table:table-cell>
          <table:table-cell table:style-name="ce46" table:number-columns-repeated="1005"/>
        </table:table-row>
        <table:table-row table:style-name="ro8">
          <table:table-cell table:style-name="ce48"/>
          <table:table-cell table:style-name="ce58" table:number-columns-repeated="3"/>
          <table:table-cell table:style-name="ce75" table:number-columns-repeated="2"/>
          <table:table-cell table:style-name="ce93"/>
          <table:table-cell table:style-name="ce108" table:number-columns-repeated="12"/>
          <table:table-cell table:style-name="ce48" table:number-columns-repeated="1005"/>
        </table:table-row>
        <table:table-row table:style-name="ro8" table:number-rows-repeated="42">
          <table:table-cell table:number-columns-repeated="1024"/>
        </table:table-row>
        <table:table-row table:style-name="ro8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8" table:number-rows-repeated="10483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1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1" table:visibility="collapse" table:default-cell-style-name="ce1"/>
        <table:table-column table:style-name="co15" table:number-columns-repeated="2" table:default-cell-style-name="ce1"/>
        <table:table-column table:style-name="co11" table:number-columns-repeated="1004" table:default-cell-style-name="ce1"/>
        <table:table-column table:style-name="co19" table:default-cell-style-name="ce1"/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autre fourni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autre fournisse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7640" calcext:value-type="float" table:number-columns-spanned="4" table:number-rows-spanned="1">
            <text:p>1076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7640" calcext:value-type="float" table:number-columns-spanned="3" table:number-rows-spanned="1">
            <text:p>1076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divers oignon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oignons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0880" calcext:value-type="float" table:number-columns-spanned="4" table:number-rows-spanned="1">
            <text:p>508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0880" calcext:value-type="float" table:number-columns-spanned="3" table:number-rows-spanned="1">
            <text:p>508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EARL de NORZELIEUE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3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1140" calcext:value-type="float" table:number-columns-spanned="4" table:number-rows-spanned="1">
            <text:p>211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2200" calcext:value-type="float" table:number-columns-spanned="4" table:number-rows-spanned="1">
            <text:p>422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3340" calcext:value-type="float" table:number-columns-spanned="3" table:number-rows-spanned="1">
            <text:p>633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EARL de RIOUVILL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4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9500" calcext:value-type="float" table:number-columns-spanned="4" table:number-rows-spanned="1">
            <text:p>95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9500" calcext:value-type="float" table:number-columns-spanned="3" table:number-rows-spanned="1">
            <text:p>95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EARL DU VAL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72320" calcext:value-type="float" table:number-columns-spanned="4" table:number-rows-spanned="1">
            <text:p>72320kg</text:p>
          </table:table-cell>
          <table:covered-table-cell table:number-columns-repeated="3"/>
          <table:table-cell table:number-columns-repeated="1011"/>
        </table:table-row>
        <table:table-row table:style-name="ro16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72320" calcext:value-type="float" table:number-columns-spanned="3" table:number-rows-spanned="1">
            <text:p>723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6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FONTAINE CHAMPETR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8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900" calcext:value-type="float" table:number-columns-spanned="4" table:number-rows-spanned="1">
            <text:p>109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8700" calcext:value-type="float" table:number-columns-spanned="4" table:number-rows-spanned="1">
            <text:p>387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180" calcext:value-type="float" table:number-columns-spanned="4" table:number-rows-spanned="1">
            <text:p>221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71780" calcext:value-type="float" table:number-columns-spanned="3" table:number-rows-spanned="1">
            <text:p>717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LA PIERR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0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5340" calcext:value-type="float" table:number-columns-spanned="4" table:number-rows-spanned="1">
            <text:p>253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0300" calcext:value-type="float" table:number-columns-spanned="4" table:number-rows-spanned="1">
            <text:p>203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5640" calcext:value-type="float" table:number-columns-spanned="3" table:number-rows-spanned="1">
            <text:p>456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L'AVENU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3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6740" calcext:value-type="float" table:number-columns-spanned="4" table:number-rows-spanned="1">
            <text:p>667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7240" calcext:value-type="float" table:number-columns-spanned="4" table:number-rows-spanned="1">
            <text:p>227240kg</text:p>
          </table:table-cell>
          <table:covered-table-cell table:number-columns-repeated="3"/>
          <table:table-cell table:number-columns-repeated="1011"/>
        </table:table-row>
        <table:table-row table:style-name="ro18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93980" calcext:value-type="float" table:number-columns-spanned="3" table:number-rows-spanned="1">
            <text:p>2939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MOLPR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5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6220" calcext:value-type="float" table:number-columns-spanned="4" table:number-rows-spanned="1">
            <text:p>2262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6220" calcext:value-type="float" table:number-columns-spanned="3" table:number-rows-spanned="1">
            <text:p>2262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s CHENEVIERE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7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000" calcext:value-type="float" table:number-columns-spanned="4" table:number-rows-spanned="1">
            <text:p>220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700" calcext:value-type="float" table:number-columns-spanned="4" table:number-rows-spanned="1">
            <text:p>227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3800" calcext:value-type="float" table:number-columns-spanned="4" table:number-rows-spanned="1">
            <text:p>438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88500" calcext:value-type="float" table:number-columns-spanned="3" table:number-rows-spanned="1">
            <text:p>885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BOIS SAINT MARTIN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9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7720" calcext:value-type="float" table:number-columns-spanned="4" table:number-rows-spanned="1">
            <text:p>377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7720" calcext:value-type="float" table:number-columns-spanned="3" table:number-rows-spanned="1">
            <text:p>377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COXEUX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080" calcext:value-type="float" table:number-columns-spanned="4" table:number-rows-spanned="1">
            <text:p>22080kg</text:p>
          </table:table-cell>
          <table:covered-table-cell table:number-columns-repeated="3"/>
          <table:table-cell table:number-columns-repeated="1011"/>
        </table:table-row>
        <table:table-row table:style-name="ro19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080" calcext:value-type="float" table:number-columns-spanned="3" table:number-rows-spanned="1">
            <text:p>220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FROID PERTHUI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1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24440" calcext:value-type="float" table:number-columns-spanned="4" table:number-rows-spanned="1">
            <text:p>1244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24440" calcext:value-type="float" table:number-columns-spanned="3" table:number-rows-spanned="1">
            <text:p>1244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HAUT D'ARMO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6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0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61600" calcext:value-type="float" table:number-columns-spanned="4" table:number-rows-spanned="1">
            <text:p>1616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0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61600" calcext:value-type="float" table:number-columns-spanned="3" table:number-rows-spanned="1">
            <text:p>1616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PETIT BREUIL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1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8000" calcext:value-type="float" table:number-columns-spanned="4" table:number-rows-spanned="1">
            <text:p>180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2160" calcext:value-type="float" table:number-columns-spanned="4" table:number-rows-spanned="1">
            <text:p>421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800" calcext:value-type="float" table:number-columns-spanned="4" table:number-rows-spanned="1">
            <text:p>228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3200" calcext:value-type="float" table:number-columns-spanned="4" table:number-rows-spanned="1">
            <text:p>232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79200" calcext:value-type="float" table:number-columns-spanned="4" table:number-rows-spanned="1">
            <text:p>479200kg</text:p>
          </table:table-cell>
          <table:covered-table-cell table:number-columns-repeated="3"/>
          <table:table-cell table:number-columns-repeated="1011"/>
        </table:table-row>
        <table:table-row table:style-name="ro19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7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85360" calcext:value-type="float" table:number-columns-spanned="3" table:number-rows-spanned="1">
            <text:p>58536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ENTRE les DEUX VILLE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9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6080" calcext:value-type="float" table:number-columns-spanned="4" table:number-rows-spanned="1">
            <text:p>160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6500" calcext:value-type="float" table:number-columns-spanned="4" table:number-rows-spanned="1">
            <text:p>265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2580" calcext:value-type="float" table:number-columns-spanned="3" table:number-rows-spanned="1">
            <text:p>425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ROCK AND COW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8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040" calcext:value-type="float" table:number-columns-spanned="4" table:number-rows-spanned="1">
            <text:p>220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040" calcext:value-type="float" table:number-columns-spanned="3" table:number-rows-spanned="1">
            <text:p>220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SAINT LOUI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5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5760" calcext:value-type="float" table:number-columns-spanned="4" table:number-rows-spanned="1">
            <text:p>157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6500" calcext:value-type="float" table:number-columns-spanned="4" table:number-rows-spanned="1">
            <text:p>165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7820" calcext:value-type="float" table:number-columns-spanned="4" table:number-rows-spanned="1">
            <text:p>178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20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6340" calcext:value-type="float" table:number-columns-spanned="4" table:number-rows-spanned="1">
            <text:p>563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6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6420" calcext:value-type="float" table:number-columns-spanned="3" table:number-rows-spanned="1">
            <text:p>1064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methasanon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30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0" calcext:value-type="float" table:number-columns-spanned="4" table:number-rows-spanned="1">
            <text:p>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0" calcext:value-type="float" table:number-columns-spanned="3" table:number-rows-spanned="1">
            <text:p>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CEA de SALIVAL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6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5300" calcext:value-type="float" table:number-columns-spanned="4" table:number-rows-spanned="1">
            <text:p>253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5300" calcext:value-type="float" table:number-columns-spanned="3" table:number-rows-spanned="1">
            <text:p>253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6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CEA des ROUGES CHAMP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2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18860" calcext:value-type="float" table:number-columns-spanned="4" table:number-rows-spanned="1">
            <text:p>1188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18860" calcext:value-type="float" table:number-columns-spanned="3" table:number-rows-spanned="1">
            <text:p>11886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CEA DU THAON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4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7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14300" calcext:value-type="float" table:number-columns-spanned="4" table:number-rows-spanned="1">
            <text:p>3143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7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89000" calcext:value-type="float" table:number-columns-spanned="4" table:number-rows-spanned="1">
            <text:p>2890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03300" calcext:value-type="float" table:number-columns-spanned="3" table:number-rows-spanned="1">
            <text:p>6033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39" office:value-type="string" calcext:value-type="string" table:number-columns-spanned="2" table:number-rows-spanned="1">
            <text:p>122 item(s)</text:p>
          </table:table-cell>
          <table:covered-table-cell/>
          <table:table-cell table:style-name="ce54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43" office:value-type="float" office:value="2879500" calcext:value-type="float" table:number-columns-spanned="3" table:number-rows-spanned="1">
            <text:p>2879500kg</text:p>
          </table:table-cell>
          <table:covered-table-cell table:number-columns-repeated="2"/>
          <table:table-cell table:number-columns-repeated="1013"/>
        </table:table-row>
        <table:table-row table:style-name="ro2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8" table:number-rows-repeated="104834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2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15" table:number-columns-repeated="2" table:default-cell-style-name="ce1"/>
        <table:table-column table:style-name="co11" table:number-columns-repeated="1004" table:default-cell-style-name="ce1"/>
        <table:table-column table:style-name="co19" table:default-cell-style-name="ce1"/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autre fourni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autre fournisse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3910" calcext:value-type="float" table:number-columns-spanned="4" table:number-rows-spanned="1">
            <text:p>1391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Maïs ensilage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8820" calcext:value-type="float" table:number-columns-spanned="4" table:number-rows-spanned="1">
            <text:p>688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4170" calcext:value-type="float" table:number-columns-spanned="4" table:number-rows-spanned="1">
            <text:p>2417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Maïs ensilage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9260" calcext:value-type="float" table:number-columns-spanned="4" table:number-rows-spanned="1">
            <text:p>492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82180" calcext:value-type="float" table:number-columns-spanned="4" table:number-rows-spanned="1">
            <text:p>821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Maïs ensilage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8260" calcext:value-type="float" table:number-columns-spanned="4" table:number-rows-spanned="1">
            <text:p>282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45660" calcext:value-type="float" table:number-columns-spanned="4" table:number-rows-spanned="1">
            <text:p>1456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Meteil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Me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9880" calcext:value-type="float" table:number-columns-spanned="4" table:number-rows-spanned="1">
            <text:p>298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0285" calcext:value-type="float" table:number-columns-spanned="4" table:number-rows-spanned="1">
            <text:p>60285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9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02425" calcext:value-type="float" table:number-columns-spanned="3" table:number-rows-spanned="1">
            <text:p>502425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divers oignon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oignons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31900" calcext:value-type="float" table:number-columns-spanned="4" table:number-rows-spanned="1">
            <text:p>131900kg</text:p>
          </table:table-cell>
          <table:covered-table-cell table:number-columns-repeated="3"/>
          <table:table-cell table:number-columns-repeated="1011"/>
        </table:table-row>
        <table:table-row table:style-name="ro22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31900" calcext:value-type="float" table:number-columns-spanned="3" table:number-rows-spanned="1">
            <text:p>1319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EARL de NORZELIEUE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3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4600" calcext:value-type="float" table:number-columns-spanned="4" table:number-rows-spanned="1">
            <text:p>146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4600" calcext:value-type="float" table:number-columns-spanned="3" table:number-rows-spanned="1">
            <text:p>146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EARL de RIOUVILL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4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1620" calcext:value-type="float" table:number-columns-spanned="4" table:number-rows-spanned="1">
            <text:p>516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1620" calcext:value-type="float" table:number-columns-spanned="3" table:number-rows-spanned="1">
            <text:p>516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EARL DU VAL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6540" calcext:value-type="float" table:number-columns-spanned="4" table:number-rows-spanned="1">
            <text:p>665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6540" calcext:value-type="float" table:number-columns-spanned="3" table:number-rows-spanned="1">
            <text:p>66540kg</text:p>
          </table:table-cell>
          <table:covered-table-cell table:number-columns-repeated="2"/>
          <table:table-cell table:number-columns-repeated="1013"/>
        </table:table-row>
        <table:table-row table:style-name="ro23">
          <table:table-cell table:number-columns-repeated="1024"/>
        </table:table-row>
        <table:table-row table:style-name="ro16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FONTAINE CHAMPETR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8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6520" calcext:value-type="float" table:number-columns-spanned="4" table:number-rows-spanned="1">
            <text:p>1065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00420" calcext:value-type="float" table:number-columns-spanned="4" table:number-rows-spanned="1">
            <text:p>3004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3800" calcext:value-type="float" table:number-columns-spanned="4" table:number-rows-spanned="1">
            <text:p>43800kg</text:p>
          </table:table-cell>
          <table:covered-table-cell table:number-columns-repeated="3"/>
          <table:table-cell table:number-columns-repeated="1011"/>
        </table:table-row>
        <table:table-row table:style-name="ro18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50740" calcext:value-type="float" table:number-columns-spanned="3" table:number-rows-spanned="1">
            <text:p>4507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LA PIERR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0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4390" calcext:value-type="float" table:number-columns-spanned="4" table:number-rows-spanned="1">
            <text:p>2439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9500" calcext:value-type="float" table:number-columns-spanned="4" table:number-rows-spanned="1">
            <text:p>195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0560" calcext:value-type="float" table:number-columns-spanned="4" table:number-rows-spanned="1">
            <text:p>205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400" calcext:value-type="float" table:number-columns-spanned="4" table:number-rows-spanned="1">
            <text:p>224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22960" calcext:value-type="float" table:number-columns-spanned="4" table:number-rows-spanned="1">
            <text:p>1229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09810" calcext:value-type="float" table:number-columns-spanned="3" table:number-rows-spanned="1">
            <text:p>20981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L'AVENU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3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2480" calcext:value-type="float" table:number-columns-spanned="4" table:number-rows-spanned="1">
            <text:p>324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5800" calcext:value-type="float" table:number-columns-spanned="4" table:number-rows-spanned="1">
            <text:p>258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5900" calcext:value-type="float" table:number-columns-spanned="4" table:number-rows-spanned="1">
            <text:p>25900kg</text:p>
          </table:table-cell>
          <table:covered-table-cell table:number-columns-repeated="3"/>
          <table:table-cell table:number-columns-repeated="1011"/>
        </table:table-row>
        <table:table-row table:style-name="ro19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84180" calcext:value-type="float" table:number-columns-spanned="3" table:number-rows-spanned="1">
            <text:p>841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s CHENEVIERE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7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240" calcext:value-type="float" table:number-columns-spanned="4" table:number-rows-spanned="1">
            <text:p>222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5540" calcext:value-type="float" table:number-columns-spanned="4" table:number-rows-spanned="1">
            <text:p>455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14740" calcext:value-type="float" table:number-columns-spanned="4" table:number-rows-spanned="1">
            <text:p>1147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7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82520" calcext:value-type="float" table:number-columns-spanned="3" table:number-rows-spanned="1">
            <text:p>1825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BOIS SAINT MARTIN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9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8860" calcext:value-type="float" table:number-columns-spanned="4" table:number-rows-spanned="1">
            <text:p>688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3300" calcext:value-type="float" table:number-columns-spanned="4" table:number-rows-spanned="1">
            <text:p>233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92160" calcext:value-type="float" table:number-columns-spanned="3" table:number-rows-spanned="1">
            <text:p>9216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COXEUX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9120" calcext:value-type="float" table:number-columns-spanned="4" table:number-rows-spanned="1">
            <text:p>191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9120" calcext:value-type="float" table:number-columns-spanned="3" table:number-rows-spanned="1">
            <text:p>19120kg</text:p>
          </table:table-cell>
          <table:covered-table-cell table:number-columns-repeated="2"/>
          <table:table-cell table:number-columns-repeated="1013"/>
        </table:table-row>
        <table:table-row table:style-name="ro24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FROID PERTHUI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1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0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69260" calcext:value-type="float" table:number-columns-spanned="4" table:number-rows-spanned="1">
            <text:p>1692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0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69260" calcext:value-type="float" table:number-columns-spanned="3" table:number-rows-spanned="1">
            <text:p>16926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HAUT D'ARMO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6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760" calcext:value-type="float" table:number-columns-spanned="4" table:number-rows-spanned="1">
            <text:p>37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1080" calcext:value-type="float" table:number-columns-spanned="4" table:number-rows-spanned="1">
            <text:p>210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6760" calcext:value-type="float" table:number-columns-spanned="4" table:number-rows-spanned="1">
            <text:p>167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70340" calcext:value-type="float" table:number-columns-spanned="4" table:number-rows-spanned="1">
            <text:p>703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8880" calcext:value-type="float" table:number-columns-spanned="4" table:number-rows-spanned="1">
            <text:p>188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9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30820" calcext:value-type="float" table:number-columns-spanned="3" table:number-rows-spanned="1">
            <text:p>1308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PETIT BREUIL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1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2460" calcext:value-type="float" table:number-columns-spanned="4" table:number-rows-spanned="1">
            <text:p>524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25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9020" calcext:value-type="float" table:number-columns-spanned="4" table:number-rows-spanned="1">
            <text:p>190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1420" calcext:value-type="float" table:number-columns-spanned="4" table:number-rows-spanned="1">
            <text:p>614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3800" calcext:value-type="float" table:number-columns-spanned="4" table:number-rows-spanned="1">
            <text:p>438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9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76700" calcext:value-type="float" table:number-columns-spanned="3" table:number-rows-spanned="1">
            <text:p>1767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ENTRE les DEUX VILLE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9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8520" calcext:value-type="float" table:number-columns-spanned="4" table:number-rows-spanned="1">
            <text:p>185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8520" calcext:value-type="float" table:number-columns-spanned="3" table:number-rows-spanned="1">
            <text:p>185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ROCK AND COW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8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7360" calcext:value-type="float" table:number-columns-spanned="4" table:number-rows-spanned="1">
            <text:p>173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1260" calcext:value-type="float" table:number-columns-spanned="4" table:number-rows-spanned="1">
            <text:p>212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8620" calcext:value-type="float" table:number-columns-spanned="3" table:number-rows-spanned="1">
            <text:p>386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SAINT LOUI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5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3220" calcext:value-type="float" table:number-columns-spanned="4" table:number-rows-spanned="1">
            <text:p>132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26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6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2180" calcext:value-type="float" table:number-columns-spanned="4" table:number-rows-spanned="1">
            <text:p>1021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1760" calcext:value-type="float" table:number-columns-spanned="4" table:number-rows-spanned="1">
            <text:p>617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1600" calcext:value-type="float" table:number-columns-spanned="4" table:number-rows-spanned="1">
            <text:p>216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1800" calcext:value-type="float" table:number-columns-spanned="4" table:number-rows-spanned="1">
            <text:p>218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4540" calcext:value-type="float" table:number-columns-spanned="4" table:number-rows-spanned="1">
            <text:p>445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4740" calcext:value-type="float" table:number-columns-spanned="4" table:number-rows-spanned="1">
            <text:p>247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19000" calcext:value-type="float" table:number-columns-spanned="4" table:number-rows-spanned="1">
            <text:p>2190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0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08840" calcext:value-type="float" table:number-columns-spanned="3" table:number-rows-spanned="1">
            <text:p>5088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CEA DU THAON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4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880" calcext:value-type="float" table:number-columns-spanned="4" table:number-rows-spanned="1">
            <text:p>108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980" calcext:value-type="float" table:number-columns-spanned="4" table:number-rows-spanned="1">
            <text:p>109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7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8200" calcext:value-type="float" table:number-columns-spanned="4" table:number-rows-spanned="1">
            <text:p>108200kg</text:p>
          </table:table-cell>
          <table:covered-table-cell table:number-columns-repeated="3"/>
          <table:table-cell table:number-columns-repeated="1011"/>
        </table:table-row>
        <table:table-row table:style-name="ro27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8500" calcext:value-type="float" table:number-columns-spanned="4" table:number-rows-spanned="1">
            <text:p>185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1040" calcext:value-type="float" table:number-columns-spanned="4" table:number-rows-spanned="1">
            <text:p>210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1460" calcext:value-type="float" table:number-columns-spanned="4" table:number-rows-spanned="1">
            <text:p>214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8300" calcext:value-type="float" table:number-columns-spanned="4" table:number-rows-spanned="1">
            <text:p>683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3800" calcext:value-type="float" table:number-columns-spanned="4" table:number-rows-spanned="1">
            <text:p>238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0020" calcext:value-type="float" table:number-columns-spanned="4" table:number-rows-spanned="1">
            <text:p>500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33180" calcext:value-type="float" table:number-columns-spanned="3" table:number-rows-spanned="1">
            <text:p>3331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CEA HAUT du FREN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0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Paille céréales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Pc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2420" calcext:value-type="float" table:number-columns-spanned="4" table:number-rows-spanned="1">
            <text:p>124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2420" calcext:value-type="float" table:number-columns-spanned="3" table:number-rows-spanned="1">
            <text:p>124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EP DU TOULOI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SEBASTOP PARFAI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Maïs ensilage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152400" calcext:value-type="float" table:number-columns-spanned="4" table:number-rows-spanned="1">
            <text:p>1152400kg</text:p>
          </table:table-cell>
          <table:covered-table-cell table:number-columns-repeated="3"/>
          <table:table-cell table:number-columns-repeated="1011"/>
        </table:table-row>
        <table:table-row table:style-name="ro28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4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152400" calcext:value-type="float" table:number-columns-spanned="3" table:number-rows-spanned="1">
            <text:p>11524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39" office:value-type="string" calcext:value-type="string" table:number-columns-spanned="2" table:number-rows-spanned="1">
            <text:p>191 item(s)</text:p>
          </table:table-cell>
          <table:covered-table-cell/>
          <table:table-cell table:style-name="ce54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43" office:value-type="float" office:value="4346375" calcext:value-type="float" table:number-columns-spanned="3" table:number-rows-spanned="1">
            <text:p>4346375kg</text:p>
          </table:table-cell>
          <table:covered-table-cell table:number-columns-repeated="2"/>
          <table:table-cell table:number-columns-repeated="1013"/>
        </table:table-row>
        <table:table-row table:style-name="ro29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3</text:p>
          </table:table-cell>
          <table:covered-table-cell table:number-columns-repeated="14"/>
          <table:table-cell table:number-columns-repeated="1007"/>
        </table:table-row>
        <table:table-row table:style-name="ro8" table:number-rows-repeated="10482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3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15" table:number-columns-repeated="2" table:default-cell-style-name="ce1"/>
        <table:table-column table:style-name="co11" table:number-columns-repeated="1004" table:default-cell-style-name="ce1"/>
        <table:table-column table:style-name="co19" table:default-cell-style-name="ce1"/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autre fourni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autre fournisse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6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68500" calcext:value-type="float" table:number-columns-spanned="4" table:number-rows-spanned="1">
            <text:p>1685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Methalia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ME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9340" calcext:value-type="float" table:number-columns-spanned="4" table:number-rows-spanned="1">
            <text:p>293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89120" calcext:value-type="float" table:number-columns-spanned="4" table:number-rows-spanned="1">
            <text:p>891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Methalia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ME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9900" calcext:value-type="float" table:number-columns-spanned="4" table:number-rows-spanned="1">
            <text:p>299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0180" calcext:value-type="float" table:number-columns-spanned="4" table:number-rows-spanned="1">
            <text:p>601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77040" calcext:value-type="float" table:number-columns-spanned="3" table:number-rows-spanned="1">
            <text:p>3770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EARL de RIOUVILL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4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5520" calcext:value-type="float" table:number-columns-spanned="4" table:number-rows-spanned="1">
            <text:p>1055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5520" calcext:value-type="float" table:number-columns-spanned="3" table:number-rows-spanned="1">
            <text:p>1055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EARL DU VAL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86020" calcext:value-type="float" table:number-columns-spanned="4" table:number-rows-spanned="1">
            <text:p>860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86020" calcext:value-type="float" table:number-columns-spanned="3" table:number-rows-spanned="1">
            <text:p>86020kg</text:p>
          </table:table-cell>
          <table:covered-table-cell table:number-columns-repeated="2"/>
          <table:table-cell table:number-columns-repeated="1013"/>
        </table:table-row>
        <table:table-row table:style-name="ro3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4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6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FONTAINE CHAMPETR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8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92880" calcext:value-type="float" table:number-columns-spanned="4" table:number-rows-spanned="1">
            <text:p>928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92880" calcext:value-type="float" table:number-columns-spanned="3" table:number-rows-spanned="1">
            <text:p>928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LA PIERR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0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1220" calcext:value-type="float" table:number-columns-spanned="4" table:number-rows-spanned="1">
            <text:p>312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6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53230" calcext:value-type="float" table:number-columns-spanned="4" table:number-rows-spanned="1">
            <text:p>15323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0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84450" calcext:value-type="float" table:number-columns-spanned="3" table:number-rows-spanned="1">
            <text:p>18445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L'AVENU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3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3220" calcext:value-type="float" table:number-columns-spanned="4" table:number-rows-spanned="1">
            <text:p>432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3220" calcext:value-type="float" table:number-columns-spanned="3" table:number-rows-spanned="1">
            <text:p>432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s CHENEVIERE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7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5790" calcext:value-type="float" table:number-columns-spanned="4" table:number-rows-spanned="1">
            <text:p>4579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5790" calcext:value-type="float" table:number-columns-spanned="3" table:number-rows-spanned="1">
            <text:p>45790kg</text:p>
          </table:table-cell>
          <table:covered-table-cell table:number-columns-repeated="2"/>
          <table:table-cell table:number-columns-repeated="1013"/>
        </table:table-row>
        <table:table-row table:style-name="ro32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4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BOIS SAINT MARTIN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9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0840" calcext:value-type="float" table:number-columns-spanned="4" table:number-rows-spanned="1">
            <text:p>608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6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51060" calcext:value-type="float" table:number-columns-spanned="4" table:number-rows-spanned="1">
            <text:p>1510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9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11900" calcext:value-type="float" table:number-columns-spanned="3" table:number-rows-spanned="1">
            <text:p>2119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COXEUX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3000" calcext:value-type="float" table:number-columns-spanned="4" table:number-rows-spanned="1">
            <text:p>230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3000" calcext:value-type="float" table:number-columns-spanned="3" table:number-rows-spanned="1">
            <text:p>23000kg</text:p>
          </table:table-cell>
          <table:covered-table-cell table:number-columns-repeated="2"/>
          <table:table-cell table:number-columns-repeated="1013"/>
        </table:table-row>
        <table:table-row table:style-name="ro23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FROID PERTHUI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1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08690" calcext:value-type="float" table:number-columns-spanned="4" table:number-rows-spanned="1">
            <text:p>20869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08690" calcext:value-type="float" table:number-columns-spanned="3" table:number-rows-spanned="1">
            <text:p>20869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HAUT D'ARMO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6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0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75520" calcext:value-type="float" table:number-columns-spanned="4" table:number-rows-spanned="1">
            <text:p>1755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0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75520" calcext:value-type="float" table:number-columns-spanned="3" table:number-rows-spanned="1">
            <text:p>1755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PETIT BREUIL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1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33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4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2240" calcext:value-type="float" table:number-columns-spanned="4" table:number-rows-spanned="1">
            <text:p>1022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2240" calcext:value-type="float" table:number-columns-spanned="3" table:number-rows-spanned="1">
            <text:p>1022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ENTRE les DEUX VILLE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9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8860" calcext:value-type="float" table:number-columns-spanned="4" table:number-rows-spanned="1">
            <text:p>188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8860" calcext:value-type="float" table:number-columns-spanned="3" table:number-rows-spanned="1">
            <text:p>1886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ROCK AND COW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8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sec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s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780" calcext:value-type="float" table:number-columns-spanned="4" table:number-rows-spanned="1">
            <text:p>37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780" calcext:value-type="float" table:number-columns-spanned="3" table:number-rows-spanned="1">
            <text:p>37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SAINT LOUI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5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5940" calcext:value-type="float" table:number-columns-spanned="4" table:number-rows-spanned="1">
            <text:p>159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6040" calcext:value-type="float" table:number-columns-spanned="4" table:number-rows-spanned="1">
            <text:p>160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7860" calcext:value-type="float" table:number-columns-spanned="4" table:number-rows-spanned="1">
            <text:p>178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8060" calcext:value-type="float" table:number-columns-spanned="4" table:number-rows-spanned="1">
            <text:p>180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26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4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82820" calcext:value-type="float" table:number-columns-spanned="4" table:number-rows-spanned="1">
            <text:p>2828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6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50720" calcext:value-type="float" table:number-columns-spanned="3" table:number-rows-spanned="1">
            <text:p>3507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CEA de SALIVAL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6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0800" calcext:value-type="float" table:number-columns-spanned="4" table:number-rows-spanned="1">
            <text:p>208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0800" calcext:value-type="float" table:number-columns-spanned="3" table:number-rows-spanned="1">
            <text:p>208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6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CEA des ROUGES CHAMP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2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DIGESTAT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I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87360" calcext:value-type="float" table:number-columns-spanned="4" table:number-rows-spanned="1">
            <text:p>873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87360" calcext:value-type="float" table:number-columns-spanned="3" table:number-rows-spanned="1">
            <text:p>8736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CEA DU THAON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4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6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44180" calcext:value-type="float" table:number-columns-spanned="4" table:number-rows-spanned="1">
            <text:p>1441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6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44180" calcext:value-type="float" table:number-columns-spanned="3" table:number-rows-spanned="1">
            <text:p>1441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39" office:value-type="string" calcext:value-type="string" table:number-columns-spanned="2" table:number-rows-spanned="1">
            <text:p>107 item(s)</text:p>
          </table:table-cell>
          <table:covered-table-cell/>
          <table:table-cell table:style-name="ce54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43" office:value-type="float" office:value="2281970" calcext:value-type="float" table:number-columns-spanned="3" table:number-rows-spanned="1">
            <text:p>2281970kg</text:p>
          </table:table-cell>
          <table:covered-table-cell table:number-columns-repeated="2"/>
          <table:table-cell table:number-columns-repeated="1013"/>
        </table:table-row>
        <table:table-row table:style-name="ro34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4</text:p>
          </table:table-cell>
          <table:covered-table-cell table:number-columns-repeated="14"/>
          <table:table-cell table:number-columns-repeated="1007"/>
        </table:table-row>
        <table:table-row table:style-name="ro8" table:number-rows-repeated="10483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4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15" table:number-columns-repeated="2" table:default-cell-style-name="ce1"/>
        <table:table-column table:style-name="co11" table:number-columns-repeated="1004" table:default-cell-style-name="ce1"/>
        <table:table-column table:style-name="co19" table:default-cell-style-name="ce1"/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autre fourni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autre fournisse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5460" calcext:value-type="float" table:number-columns-spanned="4" table:number-rows-spanned="1">
            <text:p>454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glycérine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gly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1380" calcext:value-type="float" table:number-columns-spanned="4" table:number-rows-spanned="1">
            <text:p>413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Maïs ensilage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68740" calcext:value-type="float" table:number-columns-spanned="4" table:number-rows-spanned="1">
            <text:p>687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82900" calcext:value-type="float" table:number-columns-spanned="4" table:number-rows-spanned="1">
            <text:p>829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Methalia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ME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8920" calcext:value-type="float" table:number-columns-spanned="4" table:number-rows-spanned="1">
            <text:p>289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glycérine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gly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9360" calcext:value-type="float" table:number-columns-spanned="4" table:number-rows-spanned="1">
            <text:p>293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9740" calcext:value-type="float" table:number-columns-spanned="4" table:number-rows-spanned="1">
            <text:p>597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Methalia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ME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1140" calcext:value-type="float" table:number-columns-spanned="4" table:number-rows-spanned="1">
            <text:p>311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7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87640" calcext:value-type="float" table:number-columns-spanned="3" table:number-rows-spanned="1">
            <text:p>3876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divers oignon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oignons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autre prdt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utre produit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9780" calcext:value-type="float" table:number-columns-spanned="4" table:number-rows-spanned="1">
            <text:p>197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9780" calcext:value-type="float" table:number-columns-spanned="3" table:number-rows-spanned="1">
            <text:p>19780kg</text:p>
          </table:table-cell>
          <table:covered-table-cell table:number-columns-repeated="2"/>
          <table:table-cell table:number-columns-repeated="1013"/>
        </table:table-row>
        <table:table-row table:style-name="ro35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4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EARL de NORZELIEUE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3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7380" calcext:value-type="float" table:number-columns-spanned="4" table:number-rows-spanned="1">
            <text:p>173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7380" calcext:value-type="float" table:number-columns-spanned="3" table:number-rows-spanned="1">
            <text:p>173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EARL DU VAL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200" calcext:value-type="float" table:number-columns-spanned="4" table:number-rows-spanned="1">
            <text:p>222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200" calcext:value-type="float" table:number-columns-spanned="3" table:number-rows-spanned="1">
            <text:p>222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6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FONTAINE CHAMPETR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8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6640" calcext:value-type="float" table:number-columns-spanned="4" table:number-rows-spanned="1">
            <text:p>566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4360" calcext:value-type="float" table:number-columns-spanned="4" table:number-rows-spanned="1">
            <text:p>343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1120" calcext:value-type="float" table:number-columns-spanned="4" table:number-rows-spanned="1">
            <text:p>411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32120" calcext:value-type="float" table:number-columns-spanned="3" table:number-rows-spanned="1">
            <text:p>13212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LA PIERR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0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9200" calcext:value-type="float" table:number-columns-spanned="4" table:number-rows-spanned="1">
            <text:p>292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36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4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4499" calcext:value-type="float" table:number-columns-spanned="4" table:number-rows-spanned="1">
            <text:p>14499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8840" calcext:value-type="float" table:number-columns-spanned="4" table:number-rows-spanned="1">
            <text:p>188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9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78050" calcext:value-type="float" table:number-columns-spanned="4" table:number-rows-spanned="1">
            <text:p>47805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40589" calcext:value-type="float" table:number-columns-spanned="3" table:number-rows-spanned="1">
            <text:p>540589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 L'AVENUE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3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1520" calcext:value-type="float" table:number-columns-spanned="4" table:number-rows-spanned="1">
            <text:p>115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3200" calcext:value-type="float" table:number-columns-spanned="4" table:number-rows-spanned="1">
            <text:p>432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2840" calcext:value-type="float" table:number-columns-spanned="4" table:number-rows-spanned="1">
            <text:p>228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77560" calcext:value-type="float" table:number-columns-spanned="3" table:number-rows-spanned="1">
            <text:p>7756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es CHENEVIERE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7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4300" calcext:value-type="float" table:number-columns-spanned="4" table:number-rows-spanned="1">
            <text:p>143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70580" calcext:value-type="float" table:number-columns-spanned="4" table:number-rows-spanned="1">
            <text:p>705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84880" calcext:value-type="float" table:number-columns-spanned="3" table:number-rows-spanned="1">
            <text:p>84880kg</text:p>
          </table:table-cell>
          <table:covered-table-cell table:number-columns-repeated="2"/>
          <table:table-cell table:number-columns-repeated="1013"/>
        </table:table-row>
        <table:table-row table:style-name="ro37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4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BOIS SAINT MARTIN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9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7880" calcext:value-type="float" table:number-columns-spanned="4" table:number-rows-spanned="1">
            <text:p>378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7600" calcext:value-type="float" table:number-columns-spanned="4" table:number-rows-spanned="1">
            <text:p>376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76530" calcext:value-type="float" table:number-columns-spanned="4" table:number-rows-spanned="1">
            <text:p>7653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52010" calcext:value-type="float" table:number-columns-spanned="3" table:number-rows-spanned="1">
            <text:p>15201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COXEUX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0460" calcext:value-type="float" table:number-columns-spanned="4" table:number-rows-spanned="1">
            <text:p>204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0460" calcext:value-type="float" table:number-columns-spanned="3" table:number-rows-spanned="1">
            <text:p>2046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FROID PERTHUI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1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9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45340" calcext:value-type="float" table:number-columns-spanned="4" table:number-rows-spanned="1">
            <text:p>1453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9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45340" calcext:value-type="float" table:number-columns-spanned="3" table:number-rows-spanned="1">
            <text:p>1453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HAUT D'ARMO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6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79020" calcext:value-type="float" table:number-columns-spanned="4" table:number-rows-spanned="1">
            <text:p>17902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1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79020" calcext:value-type="float" table:number-columns-spanned="3" table:number-rows-spanned="1">
            <text:p>179020kg</text:p>
          </table:table-cell>
          <table:covered-table-cell table:number-columns-repeated="2"/>
          <table:table-cell table:number-columns-repeated="1013"/>
        </table:table-row>
        <table:table-row table:style-name="ro18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4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du PETIT BREUIL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21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0460" calcext:value-type="float" table:number-columns-spanned="4" table:number-rows-spanned="1">
            <text:p>304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0460" calcext:value-type="float" table:number-columns-spanned="3" table:number-rows-spanned="1">
            <text:p>3046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ROCK AND COW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8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7340" calcext:value-type="float" table:number-columns-spanned="4" table:number-rows-spanned="1">
            <text:p>3734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1400" calcext:value-type="float" table:number-columns-spanned="4" table:number-rows-spanned="1">
            <text:p>414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4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78740" calcext:value-type="float" table:number-columns-spanned="3" table:number-rows-spanned="1">
            <text:p>7874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5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GAEC SAINT LOUI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5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36680" calcext:value-type="float" table:number-columns-spanned="4" table:number-rows-spanned="1">
            <text:p>366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3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49180" calcext:value-type="float" table:number-columns-spanned="4" table:number-rows-spanned="1">
            <text:p>491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Lisier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D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1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20000" calcext:value-type="float" table:number-columns-spanned="4" table:number-rows-spanned="1">
            <text:p>200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7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05860" calcext:value-type="float" table:number-columns-spanned="3" table:number-rows-spanned="1">
            <text:p>10586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CEA de SALIVAL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6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36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4</text:p>
          </table:table-cell>
          <table:covered-table-cell table:number-columns-repeated="14"/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52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0100" calcext:value-type="float" table:number-columns-spanned="4" table:number-rows-spanned="1">
            <text:p>5010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2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50100" calcext:value-type="float" table:number-columns-spanned="3" table:number-rows-spanned="1">
            <text:p>5010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6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CEA des ROUGES CHAMPS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2</text:p>
          </table:table-cell>
          <table:covered-table-cell table:number-columns-repeated="3"/>
          <table:table-cell table:number-columns-repeated="1006"/>
        </table:table-row>
        <table:table-row table:style-name="ro13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ovins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C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43580" calcext:value-type="float" table:number-columns-spanned="4" table:number-rows-spanned="1">
            <text:p>14358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8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143580" calcext:value-type="float" table:number-columns-spanned="3" table:number-rows-spanned="1">
            <text:p>14358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3">
          <table:table-cell table:number-columns-repeated="2"/>
          <table:table-cell table:style-name="ce50" office:value-type="string" calcext:value-type="string" table:number-columns-spanned="4" table:number-rows-spanned="1">
            <text:p>Libellé Client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SCEA DU THAON</text:p>
          </table:table-cell>
          <table:covered-table-cell table:number-columns-repeated="3"/>
          <table:table-cell table:style-name="ce119" office:value-type="string" calcext:value-type="string" table:number-columns-spanned="4" table:number-rows-spanned="1">
            <text:p>Code Client</text:p>
          </table:table-cell>
          <table:covered-table-cell table:number-columns-repeated="3"/>
          <table:table-cell table:style-name="ce122" office:value-type="string" calcext:value-type="string" table:number-columns-spanned="4" table:number-rows-spanned="1">
            <text:p>14</text:p>
          </table:table-cell>
          <table:covered-table-cell table:number-columns-repeated="3"/>
          <table:table-cell table:number-columns-repeated="1006"/>
        </table:table-row>
        <table:table-row table:style-name="ro15">
          <table:table-cell table:number-columns-repeated="3"/>
          <table:table-cell table:style-name="ce50" office:value-type="string" calcext:value-type="string" table:number-columns-spanned="4" table:number-rows-spanned="1">
            <text:p>Libellé produit</text:p>
          </table:table-cell>
          <table:covered-table-cell table:number-columns-repeated="3"/>
          <table:table-cell table:style-name="ce119" office:value-type="string" calcext:value-type="string" table:number-columns-spanned="5" table:number-rows-spanned="1">
            <text:p>Fumier bovins mou C2</text:p>
          </table:table-cell>
          <table:covered-table-cell table:number-columns-repeated="4"/>
          <table:table-cell table:style-name="ce119" office:value-type="string" calcext:value-type="string" table:number-columns-spanned="3" table:number-rows-spanned="1">
            <text:p>Code produit</text:p>
          </table:table-cell>
          <table:covered-table-cell table:number-columns-repeated="2"/>
          <table:table-cell table:style-name="ce122" office:value-type="string" calcext:value-type="string" table:number-columns-spanned="3" table:number-rows-spanned="1">
            <text:p>B</text:p>
          </table:table-cell>
          <table:covered-table-cell table:number-columns-repeated="2"/>
          <table:table-cell table:number-columns-repeated="1006"/>
        </table:table-row>
        <table:table-row table:style-name="ro14">
          <table:table-cell table:number-columns-repeated="3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95260" calcext:value-type="float" table:number-columns-spanned="4" table:number-rows-spanned="1">
            <text:p>95260kg</text:p>
          </table:table-cell>
          <table:covered-table-cell table:number-columns-repeated="3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47" office:value-type="string" calcext:value-type="string" table:number-columns-spanned="2" table:number-rows-spanned="1">
            <text:p>5 item(s)</text:p>
          </table:table-cell>
          <table:covered-table-cell/>
          <table:table-cell table:style-name="ce53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120" office:value-type="float" office:value="95260" calcext:value-type="float" table:number-columns-spanned="3" table:number-rows-spanned="1">
            <text:p>95260kg</text:p>
          </table:table-cell>
          <table:covered-table-cell table:number-columns-repeated="2"/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14">
          <table:table-cell table:number-columns-repeated="2"/>
          <table:table-cell table:style-name="ce39" office:value-type="string" calcext:value-type="string" table:number-columns-spanned="2" table:number-rows-spanned="1">
            <text:p>120 item(s)</text:p>
          </table:table-cell>
          <table:covered-table-cell/>
          <table:table-cell table:style-name="ce54" office:value-type="string" calcext:value-type="string" table:number-columns-spanned="4" table:number-rows-spanned="1">
            <text:p>Somme Net</text:p>
          </table:table-cell>
          <table:covered-table-cell table:number-columns-repeated="3"/>
          <table:table-cell table:style-name="ce43" office:value-type="float" office:value="2282979" calcext:value-type="float" table:number-columns-spanned="3" table:number-rows-spanned="1">
            <text:p>2282979kg</text:p>
          </table:table-cell>
          <table:covered-table-cell table:number-columns-repeated="2"/>
          <table:table-cell table:number-columns-repeated="1013"/>
        </table:table-row>
        <table:table-row table:style-name="ro38">
          <table:table-cell table:number-columns-repeated="1024"/>
        </table:table-row>
        <table:table-row table:style-name="ro11">
          <table:table-cell/>
          <table:table-cell table:style-name="ce36"/>
          <table:table-cell table:style-name="ce37" table:number-columns-repeated="13"/>
          <table:table-cell table:style-name="ce38"/>
          <table:table-cell table:number-columns-repeated="1008"/>
        </table:table-row>
        <table:table-row table:style-name="ro12">
          <table:table-cell table:number-columns-repeated="1024"/>
        </table:table-row>
        <table:table-row table:style-name="ro17">
          <table:table-cell table:number-columns-repeated="2"/>
          <table:table-cell table:style-name="ce44" office:value-type="string" calcext:value-type="string" table:number-columns-spanned="15" table:number-rows-spanned="1">
            <text:p>Edition du 29/05/2021 08:54</text:p>
          </table:table-cell>
          <table:covered-table-cell table:number-columns-repeated="14"/>
          <table:table-cell table:number-columns-repeated="1007"/>
        </table:table-row>
        <table:table-row table:style-name="ro8" table:number-rows-repeated="10483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5" table:style-name="ta1">
        <table:table-column table:style-name="co9" table:default-cell-style-name="ce1"/>
        <table:table-column table:style-name="co19" table:number-columns-repeated="1023" table:default-cell-style-name="ce1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6" table:style-name="ta1">
        <table:table-column table:style-name="co9" table:default-cell-style-name="ce1"/>
        <table:table-column table:style-name="co19" table:number-columns-repeated="1023" table:default-cell-style-name="ce1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7" table:style-name="ta1">
        <table:table-column table:style-name="co9" table:default-cell-style-name="ce1"/>
        <table:table-column table:style-name="co19" table:number-columns-repeated="1023" table:default-cell-style-name="ce1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8" table:style-name="ta1">
        <table:table-column table:style-name="co9" table:default-cell-style-name="ce1"/>
        <table:table-column table:style-name="co19" table:number-columns-repeated="1023" table:default-cell-style-name="ce1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9" table:style-name="ta1">
        <table:table-column table:style-name="co9" table:default-cell-style-name="ce1"/>
        <table:table-column table:style-name="co19" table:number-columns-repeated="1023" table:default-cell-style-name="ce1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10" table:style-name="ta1">
        <table:table-column table:style-name="co9" table:default-cell-style-name="ce1"/>
        <table:table-column table:style-name="co19" table:number-columns-repeated="1023" table:default-cell-style-name="ce1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11" table:style-name="ta1">
        <table:table-column table:style-name="co9" table:default-cell-style-name="ce1"/>
        <table:table-column table:style-name="co19" table:number-columns-repeated="1023" table:default-cell-style-name="ce1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le12" table:style-name="ta1">
        <table:table-column table:style-name="co9" table:default-cell-style-name="ce1"/>
        <table:table-column table:style-name="co19" table:number-columns-repeated="1023" table:default-cell-style-name="ce1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1"/>
      <number:text>kg</number:text>
    </number:number-style>
    <number:number-style style:name="N108P0" style:volatile="true">
      <number:number number:decimal-places="0" loext:min-decimal-places="0" number:min-integer-digits="1"/>
      <number:text>kg</number:text>
    </number:number-style>
    <number:number-style style:name="N108">
      <number:text>-</number:text>
      <number:number number:decimal-places="0" loext:min-decimal-places="0" number:min-integer-digits="1"/>
      <number:text>kg</number:text>
      <style:map style:condition="value()&gt;=0" style:apply-style-name="N108P0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percentage-style style:name="N114">
      <number:number number:decimal-places="2" loext:min-decimal-places="2" number:min-integer-digits="1"/>
      <number:text>%</number:text>
    </number:percentage-style>
    <number:percentage-style style:name="N115">
      <number:number number:decimal-places="3" loext:min-decimal-places="3" number:min-integer-digits="1"/>
      <number:text>%</number:text>
    </number:percentage-style>
    <number:percentage-style style:name="N116">
      <number:number number:decimal-places="4" loext:min-decimal-places="4" number:min-integer-digits="1"/>
      <number:text>%</number:text>
    </number:percentage-style>
    <number:percentage-style style:name="N117">
      <number:number number:decimal-places="0" loext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0mm" fo:margin-right="0mm" style:print-page-order="ltr" style:first-page-number="continue" style:scale-to="87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openpyxl</meta:initial-creator>
    <meta:creation-date>2021-05-29T21:17:57Z</meta:creation-date>
    <dc:date>2021-05-30T15:14:40.158000000</dc:date>
    <meta:editing-cycles>5</meta:editing-cycles>
    <meta:editing-duration>PT5M55S</meta:editing-duration>
    <meta:document-statistic meta:table-count="13" meta:cell-count="2361" meta:object-count="0"/>
  </office:meta>
</office:document-meta>
</file>